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Configurations2/accelerator/"/>
  <manifest:file-entry manifest:media-type="" manifest:full-path="Configurations2/accelerator/current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ro1" style:family="table-row">
      <style:table-row-properties style:row-height="0.189in" fo:break-before="auto"/>
    </style:style>
    <style:style style:name="ce1" style:family="table-cell" style:parent-style-name="Default">
      <style:table-cell-properties/>
      <style:text-properties/>
    </style:style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in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eneral.csv" table:style-name="ta1" table:print="false"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row table:style-name="ro1">
          <table:table-cell office:value-type="string">
            <text:p>Macchina</text:p>
          </table:table-cell>
          <table:table-cell office:value-type="string">
            <text:p>Media delle misurazioni</text:p>
          </table:table-cell>
          <table:table-cell office:value-type="string">
            <text:p>Disponibilità</text:p>
          </table:table-cell>
          <table:table-cell office:value-type="string">
            <text:p>Predizione</text:p>
          </table:table-cell>
          <table:table-cell office:value-type="string">
            <text:p>Errore assoluto</text:p>
          </table:table-cell>
          <table:table-cell office:value-type="string">
            <text:p>Errore relativo</text:p>
          </table:table-cell>
        </table:table-row>
        <table:table-row table:style-name="ro1">
          <table:table-cell office:value-type="string">
            <text:p>machine1.meas</text:p>
          </table:table-cell>
          <table:table-cell office:value-type="float" office:value="16912285168.974417">
            <text:p>16912285168.974417</text:p>
          </table:table-cell>
          <table:table-cell office:value-type="float" office:value="31769738898.689938">
            <text:p>31769738898.689938</text:p>
          </table:table-cell>
          <table:table-cell office:value-type="float" office:value="3092374.656978">
            <text:p>3092374.656978</text:p>
          </table:table-cell>
          <table:table-cell office:value-type="float" office:value="31766646524.032960">
            <text:p>31766646524.032960</text:p>
          </table:table-cell>
          <table:table-cell office:value-type="float" office:value="0.999903">
            <text:p>0.999903</text:p>
          </table:table-cell>
        </table:table-row>
        <table:table-row table:style-name="ro1">
          <table:table-cell office:value-type="string">
            <text:p>machine2.meas</text:p>
          </table:table-cell>
          <table:table-cell office:value-type="float" office:value="166646254.331110">
            <text:p>166646254.331110</text:p>
          </table:table-cell>
          <table:table-cell office:value-type="float" office:value="399099208.859985">
            <text:p>399099208.859985</text:p>
          </table:table-cell>
          <table:table-cell office:value-type="float" office:value="92119622.469510">
            <text:p>92119622.469510</text:p>
          </table:table-cell>
          <table:table-cell office:value-type="float" office:value="306979586.390475">
            <text:p>306979586.390475</text:p>
          </table:table-cell>
          <table:table-cell office:value-type="float" office:value="0.769181">
            <text:p>0.769181</text:p>
          </table:table-cell>
        </table:table-row>
        <table:table-row table:style-name="ro1">
          <table:table-cell office:value-type="string">
            <text:p>machine3.meas</text:p>
          </table:table-cell>
          <table:table-cell office:value-type="float" office:value="13594759308.778110">
            <text:p>13594759308.778110</text:p>
          </table:table-cell>
          <table:table-cell office:value-type="float" office:value="37661179.040323">
            <text:p>37661179.040323</text:p>
          </table:table-cell>
          <table:table-cell office:value-type="float" office:value="4652798762.259606">
            <text:p>4652798762.259606</text:p>
          </table:table-cell>
          <table:table-cell office:value-type="float" office:value="-4615137583.219283">
            <text:p>-4615137583.219283</text:p>
          </table:table-cell>
          <table:table-cell office:value-type="float" office:value="-122.543630">
            <text:p>-122.543630</text:p>
          </table:table-cell>
        </table:table-row>
        <table:table-row table:style-name="ro1">
          <table:table-cell office:value-type="string">
            <text:p>machine4.meas</text:p>
          </table:table-cell>
          <table:table-cell office:value-type="float" office:value="719076662.983934">
            <text:p>719076662.983934</text:p>
          </table:table-cell>
          <table:table-cell office:value-type="float" office:value="718186243.318367">
            <text:p>718186243.318367</text:p>
          </table:table-cell>
          <table:table-cell office:value-type="float" office:value="170779.262414">
            <text:p>170779.262414</text:p>
          </table:table-cell>
          <table:table-cell office:value-type="float" office:value="718015464.055953">
            <text:p>718015464.055953</text:p>
          </table:table-cell>
          <table:table-cell office:value-type="float" office:value="0.999762">
            <text:p>0.999762</text:p>
          </table:table-cell>
        </table:table-row>
        <table:table-row table:style-name="ro1">
          <table:table-cell office:value-type="string">
            <text:p>machine5.meas</text:p>
          </table:table-cell>
          <table:table-cell office:value-type="float" office:value="4005300821.574760">
            <text:p>4005300821.574760</text:p>
          </table:table-cell>
          <table:table-cell office:value-type="float" office:value="1024527641.132735">
            <text:p>1024527641.132735</text:p>
          </table:table-cell>
          <table:table-cell office:value-type="float" office:value="3597279890.639687">
            <text:p>3597279890.639687</text:p>
          </table:table-cell>
          <table:table-cell office:value-type="float" office:value="-2572752249.506952">
            <text:p>-2572752249.506952</text:p>
          </table:table-cell>
          <table:table-cell office:value-type="float" office:value="-2.511159">
            <text:p>-2.511159</text:p>
          </table:table-cell>
        </table:table-row>
        <table:table-row table:style-name="ro1">
          <table:table-cell office:value-type="string">
            <text:p>machine6.meas</text:p>
          </table:table-cell>
          <table:table-cell office:value-type="float" office:value="1879393.784556">
            <text:p>1879393.784556</text:p>
          </table:table-cell>
          <table:table-cell office:value-type="float" office:value="95246.685898">
            <text:p>95246.685898</text:p>
          </table:table-cell>
          <table:table-cell office:value-type="float" office:value="297609.491275">
            <text:p>297609.491275</text:p>
          </table:table-cell>
          <table:table-cell office:value-type="float" office:value="-202362.805377">
            <text:p>-202362.805377</text:p>
          </table:table-cell>
          <table:table-cell office:value-type="float" office:value="-2.124618">
            <text:p>-2.124618</text:p>
          </table:table-cell>
        </table:table-row>
        <table:table-row table:style-name="ro1">
          <table:table-cell office:value-type="string">
            <text:p>machine7.meas</text:p>
          </table:table-cell>
          <table:table-cell office:value-type="float" office:value="35584044.583786">
            <text:p>35584044.583786</text:p>
          </table:table-cell>
          <table:table-cell office:value-type="float" office:value="2819810.972780">
            <text:p>2819810.972780</text:p>
          </table:table-cell>
          <table:table-cell office:value-type="float" office:value="5946934.257733">
            <text:p>5946934.257733</text:p>
          </table:table-cell>
          <table:table-cell office:value-type="float" office:value="-3127123.284953">
            <text:p>-3127123.284953</text:p>
          </table:table-cell>
          <table:table-cell office:value-type="float" office:value="-1.108983">
            <text:p>-1.108983</text:p>
          </table:table-cell>
        </table:table-row>
        <table:table-row table:style-name="ro1">
          <table:table-cell office:value-type="string">
            <text:p>machine8.meas</text:p>
          </table:table-cell>
          <table:table-cell office:value-type="float" office:value="265425144.803765">
            <text:p>265425144.803765</text:p>
          </table:table-cell>
          <table:table-cell office:value-type="float" office:value="124672711.263976">
            <text:p>124672711.263976</text:p>
          </table:table-cell>
          <table:table-cell office:value-type="float" office:value="1345972.337047">
            <text:p>1345972.337047</text:p>
          </table:table-cell>
          <table:table-cell office:value-type="float" office:value="123326738.926929">
            <text:p>123326738.926929</text:p>
          </table:table-cell>
          <table:table-cell office:value-type="float" office:value="0.989204">
            <text:p>0.989204</text:p>
          </table:table-cell>
        </table:table-row>
        <table:table-row table:style-name="ro1">
          <table:table-cell office:value-type="string">
            <text:p>machine9.meas</text:p>
          </table:table-cell>
          <table:table-cell office:value-type="float" office:value="1459320.781406">
            <text:p>1459320.781406</text:p>
          </table:table-cell>
          <table:table-cell office:value-type="float" office:value="3240074.131079">
            <text:p>3240074.131079</text:p>
          </table:table-cell>
          <table:table-cell office:value-type="float" office:value="882.802248">
            <text:p>882.802248</text:p>
          </table:table-cell>
          <table:table-cell office:value-type="float" office:value="3239191.328831">
            <text:p>3239191.328831</text:p>
          </table:table-cell>
          <table:table-cell office:value-type="float" office:value="0.999728">
            <text:p>0.999728</text:p>
          </table:table-cell>
        </table:table-row>
        <table:table-row table:style-name="ro1">
          <table:table-cell office:value-type="string">
            <text:p>machine10.meas</text:p>
          </table:table-cell>
          <table:table-cell office:value-type="float" office:value="14788971032.443188">
            <text:p>14788971032.443188</text:p>
          </table:table-cell>
          <table:table-cell office:value-type="float" office:value="37307948121.612530">
            <text:p>37307948121.612530</text:p>
          </table:table-cell>
          <table:table-cell office:value-type="float" office:value="3920062.381631">
            <text:p>3920062.381631</text:p>
          </table:table-cell>
          <table:table-cell office:value-type="float" office:value="37304028059.230900">
            <text:p>37304028059.230900</text:p>
          </table:table-cell>
          <table:table-cell office:value-type="float" office:value="0.999895">
            <text:p>0.999895</text:p>
          </table:table-cell>
        </table:table-row>
        <table:table-row table:style-name="ro1">
          <table:table-cell office:value-type="string">
            <text:p>machine11.meas</text:p>
          </table:table-cell>
          <table:table-cell office:value-type="float" office:value="1970789213.832609">
            <text:p>1970789213.832609</text:p>
          </table:table-cell>
          <table:table-cell office:value-type="float" office:value="114101527.127086">
            <text:p>114101527.127086</text:p>
          </table:table-cell>
          <table:table-cell office:value-type="float" office:value="5597187.305403">
            <text:p>5597187.305403</text:p>
          </table:table-cell>
          <table:table-cell office:value-type="float" office:value="108504339.821683">
            <text:p>108504339.821683</text:p>
          </table:table-cell>
          <table:table-cell office:value-type="float" office:value="0.950946">
            <text:p>0.950946</text:p>
          </table:table-cell>
        </table:table-row>
        <table:table-row table:style-name="ro1">
          <table:table-cell office:value-type="string">
            <text:p>machine12.meas</text:p>
          </table:table-cell>
          <table:table-cell office:value-type="float" office:value="979624051.341622">
            <text:p>979624051.341622</text:p>
          </table:table-cell>
          <table:table-cell office:value-type="float" office:value="1929012376.723162">
            <text:p>1929012376.723162</text:p>
          </table:table-cell>
          <table:table-cell office:value-type="float" office:value="89865947.950422">
            <text:p>89865947.950422</text:p>
          </table:table-cell>
          <table:table-cell office:value-type="float" office:value="1839146428.772740">
            <text:p>1839146428.772740</text:p>
          </table:table-cell>
          <table:table-cell office:value-type="float" office:value="0.953413">
            <text:p>0.953413</text:p>
          </table:table-cell>
        </table:table-row>
        <table:table-row table:style-name="ro1">
          <table:table-cell office:value-type="string">
            <text:p>machine13.meas</text:p>
          </table:table-cell>
          <table:table-cell office:value-type="float" office:value="16579405141.534393">
            <text:p>16579405141.534393</text:p>
          </table:table-cell>
          <table:table-cell office:value-type="float" office:value="53147712.445219">
            <text:p>53147712.445219</text:p>
          </table:table-cell>
          <table:table-cell office:value-type="float" office:value="2977379310.275028">
            <text:p>2977379310.275028</text:p>
          </table:table-cell>
          <table:table-cell office:value-type="float" office:value="-2924231597.829809">
            <text:p>-2924231597.829809</text:p>
          </table:table-cell>
          <table:table-cell office:value-type="float" office:value="-55.020837">
            <text:p>-55.020837</text:p>
          </table:table-cell>
        </table:table-row>
        <table:table-row table:style-name="ro1">
          <table:table-cell office:value-type="string">
            <text:p>machine14.meas</text:p>
          </table:table-cell>
          <table:table-cell office:value-type="float" office:value="101017113.425532">
            <text:p>101017113.425532</text:p>
          </table:table-cell>
          <table:table-cell office:value-type="float" office:value="50807658.847051">
            <text:p>50807658.847051</text:p>
          </table:table-cell>
          <table:table-cell office:value-type="float" office:value="17134416.749463">
            <text:p>17134416.749463</text:p>
          </table:table-cell>
          <table:table-cell office:value-type="float" office:value="33673242.097588">
            <text:p>33673242.097588</text:p>
          </table:table-cell>
          <table:table-cell office:value-type="float" office:value="0.662759">
            <text:p>0.662759</text:p>
          </table:table-cell>
        </table:table-row>
        <table:table-row table:style-name="ro1">
          <table:table-cell office:value-type="string">
            <text:p>machine15.meas</text:p>
          </table:table-cell>
          <table:table-cell office:value-type="float" office:value="8269070970.360126">
            <text:p>8269070970.360126</text:p>
          </table:table-cell>
          <table:table-cell office:value-type="float" office:value="6854779779.405055">
            <text:p>6854779779.405055</text:p>
          </table:table-cell>
          <table:table-cell office:value-type="float" office:value="10188154.106543">
            <text:p>10188154.106543</text:p>
          </table:table-cell>
          <table:table-cell office:value-type="float" office:value="6844591625.298512">
            <text:p>6844591625.298512</text:p>
          </table:table-cell>
          <table:table-cell office:value-type="float" office:value="0.998514">
            <text:p>0.998514</text:p>
          </table:table-cell>
        </table:table-row>
      </table:table>
      <table:table table:name="simrr3.csv" table:style-name="ta1" table:print="false"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row table:style-name="ro1">
          <table:table-cell office:value-type="string">
            <text:p>Task</text:p>
          </table:table-cell>
          <table:table-cell office:value-type="string">
            <text:p>Prima sottomissione</text:p>
          </table:table-cell>
          <table:table-cell office:value-type="string">
            <text:p>Ultima sottomissione</text:p>
          </table:table-cell>
          <table:table-cell office:value-type="string">
            <text:p>Macchina del completamento</text:p>
          </table:table-cell>
          <table:table-cell office:value-type="string">
            <text:p>Tempo del completamento</text:p>
          </table:table-cell>
          <table:table-cell office:value-type="string">
            <text:p>Sottomissioni totali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task1</text:p>
          </table:table-cell>
          <table:table-cell office:value-type="float" office:value="61195.0">
            <text:p>61195.0</text:p>
          </table:table-cell>
          <table:table-cell office:value-type="float" office:value="61195.0">
            <text:p>61195.0</text:p>
          </table:table-cell>
          <table:table-cell office:value-type="string">
            <text:p>machine11</text:p>
          </table:table-cell>
          <table:table-cell office:value-type="float" office:value="79750.7577603537">
            <text:p>79750.757760353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2</text:p>
          </table:table-cell>
          <table:table-cell office:value-type="float" office:value="74150.0">
            <text:p>74150.0</text:p>
          </table:table-cell>
          <table:table-cell office:value-type="float" office:value="74150.0">
            <text:p>74150.0</text:p>
          </table:table-cell>
          <table:table-cell office:value-type="string">
            <text:p>machine2</text:p>
          </table:table-cell>
          <table:table-cell office:value-type="float" office:value="95411.82699203491">
            <text:p>95411.8269920349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3</text:p>
          </table:table-cell>
          <table:table-cell office:value-type="float" office:value="48900.0">
            <text:p>48900.0</text:p>
          </table:table-cell>
          <table:table-cell office:value-type="float" office:value="48900.0">
            <text:p>48900.0</text:p>
          </table:table-cell>
          <table:table-cell office:value-type="string">
            <text:p>machine3</text:p>
          </table:table-cell>
          <table:table-cell office:value-type="float" office:value="81160.90930402279">
            <text:p>81160.90930402279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4</text:p>
          </table:table-cell>
          <table:table-cell office:value-type="float" office:value="79755.0">
            <text:p>79755.0</text:p>
          </table:table-cell>
          <table:table-cell office:value-type="float" office:value="79755.0">
            <text:p>79755.0</text:p>
          </table:table-cell>
          <table:table-cell office:value-type="string">
            <text:p>machine11</text:p>
          </table:table-cell>
          <table:table-cell office:value-type="float" office:value="92436.47088133771">
            <text:p>92436.4708813377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5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>
            <text:p>machine15</text:p>
          </table:table-cell>
          <table:table-cell office:value-type="float" office:value="36574.771526948265">
            <text:p>36574.77152694826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6</text:p>
          </table:table-cell>
          <table:table-cell office:value-type="float" office:value="42775.0">
            <text:p>42775.0</text:p>
          </table:table-cell>
          <table:table-cell office:value-type="float" office:value="42775.0">
            <text:p>42775.0</text:p>
          </table:table-cell>
          <table:table-cell office:value-type="string">
            <text:p>machine6</text:p>
          </table:table-cell>
          <table:table-cell office:value-type="float" office:value="81758.76437649131">
            <text:p>81758.7643764913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7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>
            <text:p>machine10</text:p>
          </table:table-cell>
          <table:table-cell office:value-type="float" office:value="44472.057667672634">
            <text:p>44472.05766767263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8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>
            <text:p>machine6</text:p>
          </table:table-cell>
          <table:table-cell office:value-type="float" office:value="42772.53193233162">
            <text:p>42772.5319323316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9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>
            <text:p>machine2</text:p>
          </table:table-cell>
          <table:table-cell office:value-type="float" office:value="39380.09973347187">
            <text:p>39380.0997334718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10</text:p>
          </table:table-cell>
          <table:table-cell office:value-type="float" office:value="78945.0">
            <text:p>78945.0</text:p>
          </table:table-cell>
          <table:table-cell office:value-type="float" office:value="78945.0">
            <text:p>78945.0</text:p>
          </table:table-cell>
          <table:table-cell office:value-type="string">
            <text:p>machine4</text:p>
          </table:table-cell>
          <table:table-cell office:value-type="float" office:value="91761.49808196918">
            <text:p>91761.4980819691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11</text:p>
          </table:table-cell>
          <table:table-cell office:value-type="float" office:value="48130.0">
            <text:p>48130.0</text:p>
          </table:table-cell>
          <table:table-cell office:value-type="float" office:value="48130.0">
            <text:p>48130.0</text:p>
          </table:table-cell>
          <table:table-cell office:value-type="string">
            <text:p>machine1</text:p>
          </table:table-cell>
          <table:table-cell office:value-type="float" office:value="81198.4036752209">
            <text:p>81198.4036752209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12</text:p>
          </table:table-cell>
          <table:table-cell office:value-type="float" office:value="32160.0">
            <text:p>32160.0</text:p>
          </table:table-cell>
          <table:table-cell office:value-type="float" office:value="32160.0">
            <text:p>32160.0</text:p>
          </table:table-cell>
          <table:table-cell office:value-type="string">
            <text:p>machine4</text:p>
          </table:table-cell>
          <table:table-cell office:value-type="float" office:value="59943.71445964212">
            <text:p>59943.7144596421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13</text:p>
          </table:table-cell>
          <table:table-cell office:value-type="float" office:value="74800.0">
            <text:p>74800.0</text:p>
          </table:table-cell>
          <table:table-cell office:value-type="float" office:value="74800.0">
            <text:p>74800.0</text:p>
          </table:table-cell>
          <table:table-cell office:value-type="string">
            <text:p>machine7</text:p>
          </table:table-cell>
          <table:table-cell office:value-type="float" office:value="94777.78836637735">
            <text:p>94777.7883663773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14</text:p>
          </table:table-cell>
          <table:table-cell office:value-type="float" office:value="79360.0">
            <text:p>79360.0</text:p>
          </table:table-cell>
          <table:table-cell office:value-type="float" office:value="79360.0">
            <text:p>79360.0</text:p>
          </table:table-cell>
          <table:table-cell office:value-type="string">
            <text:p>machine8</text:p>
          </table:table-cell>
          <table:table-cell office:value-type="float" office:value="92104.2261758058">
            <text:p>92104.226175805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15</text:p>
          </table:table-cell>
          <table:table-cell office:value-type="float" office:value="77645.0">
            <text:p>77645.0</text:p>
          </table:table-cell>
          <table:table-cell office:value-type="float" office:value="77645.0">
            <text:p>77645.0</text:p>
          </table:table-cell>
          <table:table-cell office:value-type="string">
            <text:p>machine9</text:p>
          </table:table-cell>
          <table:table-cell office:value-type="float" office:value="96758.16308472306">
            <text:p>96758.1630847230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16</text:p>
          </table:table-cell>
          <table:table-cell office:value-type="float" office:value="33440.0">
            <text:p>33440.0</text:p>
          </table:table-cell>
          <table:table-cell office:value-type="float" office:value="33440.0">
            <text:p>33440.0</text:p>
          </table:table-cell>
          <table:table-cell office:value-type="string">
            <text:p>machine8</text:p>
          </table:table-cell>
          <table:table-cell office:value-type="float" office:value="60797.10877763189">
            <text:p>60797.10877763189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17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>
            <text:p>machine8</text:p>
          </table:table-cell>
          <table:table-cell office:value-type="float" office:value="33437.499950994614">
            <text:p>33437.49995099461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18</text:p>
          </table:table-cell>
          <table:table-cell office:value-type="float" office:value="36575.0">
            <text:p>36575.0</text:p>
          </table:table-cell>
          <table:table-cell office:value-type="float" office:value="36575.0">
            <text:p>36575.0</text:p>
          </table:table-cell>
          <table:table-cell office:value-type="string">
            <text:p>machine15</text:p>
          </table:table-cell>
          <table:table-cell office:value-type="float" office:value="63880.07806850516">
            <text:p>63880.0780685051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19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>
            <text:p>machine5</text:p>
          </table:table-cell>
          <table:table-cell office:value-type="float" office:value="42817.89353966713">
            <text:p>42817.8935396671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2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>
            <text:p>machine13</text:p>
          </table:table-cell>
          <table:table-cell office:value-type="float" office:value="43714.558829665184">
            <text:p>43714.55882966518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21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>
            <text:p>machine4</text:p>
          </table:table-cell>
          <table:table-cell office:value-type="float" office:value="32155.641749734463">
            <text:p>32155.64174973446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22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>
            <text:p>machine3</text:p>
          </table:table-cell>
          <table:table-cell office:value-type="float" office:value="48896.26689732075">
            <text:p>48896.2668973207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23</text:p>
          </table:table-cell>
          <table:table-cell office:value-type="float" office:value="74050.0">
            <text:p>74050.0</text:p>
          </table:table-cell>
          <table:table-cell office:value-type="float" office:value="74050.0">
            <text:p>74050.0</text:p>
          </table:table-cell>
          <table:table-cell office:value-type="string">
            <text:p>machine13</text:p>
          </table:table-cell>
          <table:table-cell office:value-type="float" office:value="96885.87291836739">
            <text:p>96885.87291836739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24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>
            <text:p>machine9</text:p>
          </table:table-cell>
          <table:table-cell office:value-type="float" office:value="43276.10049780458">
            <text:p>43276.1004978045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25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>
            <text:p>machine12</text:p>
          </table:table-cell>
          <table:table-cell office:value-type="float" office:value="47988.79725869745">
            <text:p>47988.7972586974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26</text:p>
          </table:table-cell>
          <table:table-cell office:value-type="float" office:value="42820.0">
            <text:p>42820.0</text:p>
          </table:table-cell>
          <table:table-cell office:value-type="float" office:value="42820.0">
            <text:p>42820.0</text:p>
          </table:table-cell>
          <table:table-cell office:value-type="string">
            <text:p>machine5</text:p>
          </table:table-cell>
          <table:table-cell office:value-type="float" office:value="75457.82408088446">
            <text:p>75457.8240808844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27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>
            <text:p>machine11</text:p>
          </table:table-cell>
          <table:table-cell office:value-type="float" office:value="33424.45052017336">
            <text:p>33424.4505201733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28</text:p>
          </table:table-cell>
          <table:table-cell office:value-type="float" office:value="47990.0">
            <text:p>47990.0</text:p>
          </table:table-cell>
          <table:table-cell office:value-type="float" office:value="47990.0">
            <text:p>47990.0</text:p>
          </table:table-cell>
          <table:table-cell office:value-type="string">
            <text:p>machine12</text:p>
          </table:table-cell>
          <table:table-cell office:value-type="float" office:value="81499.1491304338">
            <text:p>81499.149130433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29</text:p>
          </table:table-cell>
          <table:table-cell office:value-type="float" office:value="60800.0">
            <text:p>60800.0</text:p>
          </table:table-cell>
          <table:table-cell office:value-type="float" office:value="60800.0">
            <text:p>60800.0</text:p>
          </table:table-cell>
          <table:table-cell office:value-type="string">
            <text:p>machine8</text:p>
          </table:table-cell>
          <table:table-cell office:value-type="float" office:value="79359.57543007706">
            <text:p>79359.5754300770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30</text:p>
          </table:table-cell>
          <table:table-cell office:value-type="float" office:value="33425.0">
            <text:p>33425.0</text:p>
          </table:table-cell>
          <table:table-cell office:value-type="float" office:value="33425.0">
            <text:p>33425.0</text:p>
          </table:table-cell>
          <table:table-cell office:value-type="string">
            <text:p>machine11</text:p>
          </table:table-cell>
          <table:table-cell office:value-type="float" office:value="61191.39680046102">
            <text:p>61191.3968004610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31</text:p>
          </table:table-cell>
          <table:table-cell office:value-type="float" office:value="74735.0">
            <text:p>74735.0</text:p>
          </table:table-cell>
          <table:table-cell office:value-type="float" office:value="74735.0">
            <text:p>74735.0</text:p>
          </table:table-cell>
          <table:table-cell office:value-type="string">
            <text:p>machine10</text:p>
          </table:table-cell>
          <table:table-cell office:value-type="float" office:value="95602.43326485157">
            <text:p>95602.4332648515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32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>
            <text:p>machine1</text:p>
          </table:table-cell>
          <table:table-cell office:value-type="float" office:value="48125.23062817752">
            <text:p>48125.2306281775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33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>
            <text:p>machine14</text:p>
          </table:table-cell>
          <table:table-cell office:value-type="float" office:value="31067.913831161415">
            <text:p>31067.91383116141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34</text:p>
          </table:table-cell>
          <table:table-cell office:value-type="float" office:value="63885.0">
            <text:p>63885.0</text:p>
          </table:table-cell>
          <table:table-cell office:value-type="float" office:value="63885.0">
            <text:p>63885.0</text:p>
          </table:table-cell>
          <table:table-cell office:value-type="string">
            <text:p>machine15</text:p>
          </table:table-cell>
          <table:table-cell office:value-type="float" office:value="81940.3287708241">
            <text:p>81940.328770824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35</text:p>
          </table:table-cell>
          <table:table-cell office:value-type="float" office:value="31070.0">
            <text:p>31070.0</text:p>
          </table:table-cell>
          <table:table-cell office:value-type="float" office:value="31070.0">
            <text:p>31070.0</text:p>
          </table:table-cell>
          <table:table-cell office:value-type="string">
            <text:p>machine14</text:p>
          </table:table-cell>
          <table:table-cell office:value-type="float" office:value="59249.58739075971">
            <text:p>59249.5873907597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36</text:p>
          </table:table-cell>
          <table:table-cell office:value-type="float" office:value="59945.0">
            <text:p>59945.0</text:p>
          </table:table-cell>
          <table:table-cell office:value-type="float" office:value="59945.0">
            <text:p>59945.0</text:p>
          </table:table-cell>
          <table:table-cell office:value-type="string">
            <text:p>machine4</text:p>
          </table:table-cell>
          <table:table-cell office:value-type="float" office:value="78943.79828160224">
            <text:p>78943.7982816022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37</text:p>
          </table:table-cell>
          <table:table-cell office:value-type="float" office:value="39385.0">
            <text:p>39385.0</text:p>
          </table:table-cell>
          <table:table-cell office:value-type="float" office:value="39385.0">
            <text:p>39385.0</text:p>
          </table:table-cell>
          <table:table-cell office:value-type="string">
            <text:p>machine2</text:p>
          </table:table-cell>
          <table:table-cell office:value-type="float" office:value="74149.75159823895">
            <text:p>74149.7515982389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38</text:p>
          </table:table-cell>
          <table:table-cell office:value-type="float" office:value="75460.0">
            <text:p>75460.0</text:p>
          </table:table-cell>
          <table:table-cell office:value-type="float" office:value="75460.0">
            <text:p>75460.0</text:p>
          </table:table-cell>
          <table:table-cell office:value-type="string">
            <text:p>machine5</text:p>
          </table:table-cell>
          <table:table-cell office:value-type="float" office:value="92831.2112903595">
            <text:p>92831.211290359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39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>
            <text:p>machine7</text:p>
          </table:table-cell>
          <table:table-cell office:value-type="float" office:value="42859.51868921518">
            <text:p>42859.5186892151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40</text:p>
          </table:table-cell>
          <table:table-cell office:value-type="float" office:value="44475.0">
            <text:p>44475.0</text:p>
          </table:table-cell>
          <table:table-cell office:value-type="float" office:value="44475.0">
            <text:p>44475.0</text:p>
          </table:table-cell>
          <table:table-cell office:value-type="string">
            <text:p>machine10</text:p>
          </table:table-cell>
          <table:table-cell office:value-type="float" office:value="74732.6033398509">
            <text:p>74732.6033398509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41</text:p>
          </table:table-cell>
          <table:table-cell office:value-type="float" office:value="78755.0">
            <text:p>78755.0</text:p>
          </table:table-cell>
          <table:table-cell office:value-type="float" office:value="78755.0">
            <text:p>78755.0</text:p>
          </table:table-cell>
          <table:table-cell office:value-type="string">
            <text:p>machine14</text:p>
          </table:table-cell>
          <table:table-cell office:value-type="float" office:value="91998.6174944691">
            <text:p>91998.617494469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42</text:p>
          </table:table-cell>
          <table:table-cell office:value-type="float" office:value="43715.0">
            <text:p>43715.0</text:p>
          </table:table-cell>
          <table:table-cell office:value-type="float" office:value="43715.0">
            <text:p>43715.0</text:p>
          </table:table-cell>
          <table:table-cell office:value-type="string">
            <text:p>machine13</text:p>
          </table:table-cell>
          <table:table-cell office:value-type="float" office:value="74045.70428669453">
            <text:p>74045.7042866945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43</text:p>
          </table:table-cell>
          <table:table-cell office:value-type="float" office:value="42860.0">
            <text:p>42860.0</text:p>
          </table:table-cell>
          <table:table-cell office:value-type="float" office:value="42860.0">
            <text:p>42860.0</text:p>
          </table:table-cell>
          <table:table-cell office:value-type="string">
            <text:p>machine7</text:p>
          </table:table-cell>
          <table:table-cell office:value-type="float" office:value="74799.36116993427">
            <text:p>74799.3611699342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44</text:p>
          </table:table-cell>
          <table:table-cell office:value-type="float" office:value="59250.0">
            <text:p>59250.0</text:p>
          </table:table-cell>
          <table:table-cell office:value-type="float" office:value="59250.0">
            <text:p>59250.0</text:p>
          </table:table-cell>
          <table:table-cell office:value-type="string">
            <text:p>machine14</text:p>
          </table:table-cell>
          <table:table-cell office:value-type="float" office:value="78752.43999193545">
            <text:p>78752.4399919354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45</text:p>
          </table:table-cell>
          <table:table-cell office:value-type="float" office:value="43280.0">
            <text:p>43280.0</text:p>
          </table:table-cell>
          <table:table-cell office:value-type="float" office:value="43280.0">
            <text:p>43280.0</text:p>
          </table:table-cell>
          <table:table-cell office:value-type="string">
            <text:p>machine9</text:p>
          </table:table-cell>
          <table:table-cell office:value-type="float" office:value="77640.93115620315">
            <text:p>77640.93115620315</text:p>
          </table:table-cell>
          <table:table-cell office:value-type="float" office:value="1">
            <text:p>1</text:p>
          </table:table-cell>
          <table:table-cell/>
        </table:table-row>
      </table:table>
      <table:table table:name="simrr5.csv" table:style-name="ta1" table:print="false"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row table:style-name="ro1">
          <table:table-cell office:value-type="string">
            <text:p>Task</text:p>
          </table:table-cell>
          <table:table-cell office:value-type="string">
            <text:p>Prima sottomissione</text:p>
          </table:table-cell>
          <table:table-cell office:value-type="string">
            <text:p>Ultima sottomissione</text:p>
          </table:table-cell>
          <table:table-cell office:value-type="string">
            <text:p>Macchina del completamento</text:p>
          </table:table-cell>
          <table:table-cell office:value-type="string">
            <text:p>Tempo del completamento</text:p>
          </table:table-cell>
          <table:table-cell office:value-type="string">
            <text:p>Sottomissioni totali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task1</text:p>
          </table:table-cell>
          <table:table-cell office:value-type="float" office:value="112900.0">
            <text:p>112900.0</text:p>
          </table:table-cell>
          <table:table-cell office:value-type="float" office:value="112900.0">
            <text:p>112900.0</text:p>
          </table:table-cell>
          <table:table-cell office:value-type="string">
            <text:p>machine14</text:p>
          </table:table-cell>
          <table:table-cell office:value-type="float" office:value="130215.16761883446">
            <text:p>130215.1676188344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2</text:p>
          </table:table-cell>
          <table:table-cell office:value-type="float" office:value="129940.0">
            <text:p>129940.0</text:p>
          </table:table-cell>
          <table:table-cell office:value-type="float" office:value="129940.0">
            <text:p>129940.0</text:p>
          </table:table-cell>
          <table:table-cell office:value-type="string">
            <text:p>machine11</text:p>
          </table:table-cell>
          <table:table-cell office:value-type="float" office:value="144796.97456092938">
            <text:p>144796.9745609293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3</text:p>
          </table:table-cell>
          <table:table-cell office:value-type="float" office:value="82805.0">
            <text:p>82805.0</text:p>
          </table:table-cell>
          <table:table-cell office:value-type="float" office:value="82805.0">
            <text:p>82805.0</text:p>
          </table:table-cell>
          <table:table-cell office:value-type="string">
            <text:p>machine5</text:p>
          </table:table-cell>
          <table:table-cell office:value-type="float" office:value="113744.7155046463">
            <text:p>113744.715504646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4</text:p>
          </table:table-cell>
          <table:table-cell office:value-type="float" office:value="135110.0">
            <text:p>135110.0</text:p>
          </table:table-cell>
          <table:table-cell office:value-type="float" office:value="135110.0">
            <text:p>135110.0</text:p>
          </table:table-cell>
          <table:table-cell office:value-type="string">
            <text:p>machine7</text:p>
          </table:table-cell>
          <table:table-cell office:value-type="float" office:value="151954.33144330978">
            <text:p>151954.3314433097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5</text:p>
          </table:table-cell>
          <table:table-cell office:value-type="float" office:value="62095.0">
            <text:p>62095.0</text:p>
          </table:table-cell>
          <table:table-cell office:value-type="float" office:value="62095.0">
            <text:p>62095.0</text:p>
          </table:table-cell>
          <table:table-cell office:value-type="string">
            <text:p>machine14</text:p>
          </table:table-cell>
          <table:table-cell office:value-type="float" office:value="89773.18554652773">
            <text:p>89773.1855465277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6</text:p>
          </table:table-cell>
          <table:table-cell office:value-type="float" office:value="114055.0">
            <text:p>114055.0</text:p>
          </table:table-cell>
          <table:table-cell office:value-type="float" office:value="114055.0">
            <text:p>114055.0</text:p>
          </table:table-cell>
          <table:table-cell office:value-type="string">
            <text:p>machine8</text:p>
          </table:table-cell>
          <table:table-cell office:value-type="float" office:value="130231.44790398038">
            <text:p>130231.4479039803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7</text:p>
          </table:table-cell>
          <table:table-cell office:value-type="float" office:value="86855.0">
            <text:p>86855.0</text:p>
          </table:table-cell>
          <table:table-cell office:value-type="float" office:value="136700.0">
            <text:p>136700.0</text:p>
          </table:table-cell>
          <table:table-cell office:value-type="string">
            <text:p>machine9</text:p>
          </table:table-cell>
          <table:table-cell office:value-type="float" office:value="170235.77382676303">
            <text:p>170235.7738267630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task8</text:p>
          </table:table-cell>
          <table:table-cell office:value-type="float" office:value="47150.0">
            <text:p>47150.0</text:p>
          </table:table-cell>
          <table:table-cell office:value-type="float" office:value="47150.0">
            <text:p>47150.0</text:p>
          </table:table-cell>
          <table:table-cell office:value-type="string">
            <text:p>machine13</text:p>
          </table:table-cell>
          <table:table-cell office:value-type="float" office:value="83991.70297533274">
            <text:p>83991.7029753327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9</text:p>
          </table:table-cell>
          <table:table-cell office:value-type="float" office:value="86260.0">
            <text:p>86260.0</text:p>
          </table:table-cell>
          <table:table-cell office:value-type="float" office:value="86260.0">
            <text:p>86260.0</text:p>
          </table:table-cell>
          <table:table-cell office:value-type="string">
            <text:p>machine6</text:p>
          </table:table-cell>
          <table:table-cell office:value-type="float" office:value="120198.24113346636">
            <text:p>120198.2411334663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10</text:p>
          </table:table-cell>
          <table:table-cell office:value-type="float" office:value="47175.0">
            <text:p>47175.0</text:p>
          </table:table-cell>
          <table:table-cell office:value-type="float" office:value="47175.0">
            <text:p>47175.0</text:p>
          </table:table-cell>
          <table:table-cell office:value-type="string">
            <text:p>machine10</text:p>
          </table:table-cell>
          <table:table-cell office:value-type="float" office:value="83647.13904559612">
            <text:p>83647.1390455961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11</text:p>
          </table:table-cell>
          <table:table-cell office:value-type="float" office:value="134715.0">
            <text:p>134715.0</text:p>
          </table:table-cell>
          <table:table-cell office:value-type="float" office:value="134715.0">
            <text:p>134715.0</text:p>
          </table:table-cell>
          <table:table-cell office:value-type="string">
            <text:p>machine10</text:p>
          </table:table-cell>
          <table:table-cell office:value-type="float" office:value="152064.5662510395">
            <text:p>152064.566251039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12</text:p>
          </table:table-cell>
          <table:table-cell office:value-type="float" office:value="113855.0">
            <text:p>113855.0</text:p>
          </table:table-cell>
          <table:table-cell office:value-type="float" office:value="113855.0">
            <text:p>113855.0</text:p>
          </table:table-cell>
          <table:table-cell office:value-type="string">
            <text:p>machine7</text:p>
          </table:table-cell>
          <table:table-cell office:value-type="float" office:value="135109.99143451452">
            <text:p>135109.9914345145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13</text:p>
          </table:table-cell>
          <table:table-cell office:value-type="float" office:value="65595.0">
            <text:p>65595.0</text:p>
          </table:table-cell>
          <table:table-cell office:value-type="float" office:value="65595.0">
            <text:p>65595.0</text:p>
          </table:table-cell>
          <table:table-cell office:value-type="string">
            <text:p>machine11</text:p>
          </table:table-cell>
          <table:table-cell office:value-type="float" office:value="92359.5964855733">
            <text:p>92359.596485573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14</text:p>
          </table:table-cell>
          <table:table-cell office:value-type="float" office:value="89775.0">
            <text:p>89775.0</text:p>
          </table:table-cell>
          <table:table-cell office:value-type="float" office:value="89775.0">
            <text:p>89775.0</text:p>
          </table:table-cell>
          <table:table-cell office:value-type="string">
            <text:p>machine14</text:p>
          </table:table-cell>
          <table:table-cell office:value-type="float" office:value="112899.47423520296">
            <text:p>112899.4742352029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15</text:p>
          </table:table-cell>
          <table:table-cell office:value-type="float" office:value="35025.0">
            <text:p>35025.0</text:p>
          </table:table-cell>
          <table:table-cell office:value-type="float" office:value="35025.0">
            <text:p>35025.0</text:p>
          </table:table-cell>
          <table:table-cell office:value-type="string">
            <text:p>machine11</text:p>
          </table:table-cell>
          <table:table-cell office:value-type="float" office:value="65592.32683531617">
            <text:p>65592.3268353161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16</text:p>
          </table:table-cell>
          <table:table-cell office:value-type="float" office:value="134855.0">
            <text:p>134855.0</text:p>
          </table:table-cell>
          <table:table-cell office:value-type="float" office:value="134855.0">
            <text:p>134855.0</text:p>
          </table:table-cell>
          <table:table-cell office:value-type="string">
            <text:p>machine13</text:p>
          </table:table-cell>
          <table:table-cell office:value-type="float" office:value="152195.9364670515">
            <text:p>152195.936467051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17</text:p>
          </table:table-cell>
          <table:table-cell office:value-type="float" office:value="31440.0">
            <text:p>31440.0</text:p>
          </table:table-cell>
          <table:table-cell office:value-type="float" office:value="31440.0">
            <text:p>31440.0</text:p>
          </table:table-cell>
          <table:table-cell office:value-type="string">
            <text:p>machine14</text:p>
          </table:table-cell>
          <table:table-cell office:value-type="float" office:value="62090.99790821905">
            <text:p>62090.9979082190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18</text:p>
          </table:table-cell>
          <table:table-cell office:value-type="float" office:value="35330.0">
            <text:p>35330.0</text:p>
          </table:table-cell>
          <table:table-cell office:value-type="float" office:value="35330.0">
            <text:p>35330.0</text:p>
          </table:table-cell>
          <table:table-cell office:value-type="string">
            <text:p>machine8</text:p>
          </table:table-cell>
          <table:table-cell office:value-type="float" office:value="65659.01008621506">
            <text:p>65659.0100862150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19</text:p>
          </table:table-cell>
          <table:table-cell office:value-type="float" office:value="92280.0">
            <text:p>92280.0</text:p>
          </table:table-cell>
          <table:table-cell office:value-type="float" office:value="92280.0">
            <text:p>92280.0</text:p>
          </table:table-cell>
          <table:table-cell office:value-type="string">
            <text:p>machine4</text:p>
          </table:table-cell>
          <table:table-cell office:value-type="float" office:value="113211.32762610912">
            <text:p>113211.3276261091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20</text:p>
          </table:table-cell>
          <table:table-cell office:value-type="float" office:value="131540.0">
            <text:p>131540.0</text:p>
          </table:table-cell>
          <table:table-cell office:value-type="float" office:value="131540.0">
            <text:p>131540.0</text:p>
          </table:table-cell>
          <table:table-cell office:value-type="string">
            <text:p>machine2</text:p>
          </table:table-cell>
          <table:table-cell office:value-type="float" office:value="148973.85181576014">
            <text:p>148973.8518157601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21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>
            <text:p>machine15</text:p>
          </table:table-cell>
          <table:table-cell office:value-type="float" office:value="37456.29014357277">
            <text:p>37456.2901435727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22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>
            <text:p>machine1</text:p>
          </table:table-cell>
          <table:table-cell office:value-type="float" office:value="50909.44030519575">
            <text:p>50909.4403051957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23</text:p>
          </table:table-cell>
          <table:table-cell office:value-type="float" office:value="114260.0">
            <text:p>114260.0</text:p>
          </table:table-cell>
          <table:table-cell office:value-type="float" office:value="114260.0">
            <text:p>114260.0</text:p>
          </table:table-cell>
          <table:table-cell office:value-type="string">
            <text:p>machine13</text:p>
          </table:table-cell>
          <table:table-cell office:value-type="float" office:value="134851.54892712831">
            <text:p>134851.5489271283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24</text:p>
          </table:table-cell>
          <table:table-cell office:value-type="float" office:value="83995.0">
            <text:p>83995.0</text:p>
          </table:table-cell>
          <table:table-cell office:value-type="float" office:value="83995.0">
            <text:p>83995.0</text:p>
          </table:table-cell>
          <table:table-cell office:value-type="string">
            <text:p>machine13</text:p>
          </table:table-cell>
          <table:table-cell office:value-type="float" office:value="114257.30106502771">
            <text:p>114257.3010650277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25</text:p>
          </table:table-cell>
          <table:table-cell office:value-type="float" office:value="130220.0">
            <text:p>130220.0</text:p>
          </table:table-cell>
          <table:table-cell office:value-type="float" office:value="130220.0">
            <text:p>130220.0</text:p>
          </table:table-cell>
          <table:table-cell office:value-type="string">
            <text:p>machine14</text:p>
          </table:table-cell>
          <table:table-cell office:value-type="float" office:value="144510.46828526517">
            <text:p>144510.4682852651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26</text:p>
          </table:table-cell>
          <table:table-cell office:value-type="float" office:value="122435.0">
            <text:p>122435.0</text:p>
          </table:table-cell>
          <table:table-cell office:value-type="float" office:value="122435.0">
            <text:p>122435.0</text:p>
          </table:table-cell>
          <table:table-cell office:value-type="string">
            <text:p>machine12</text:p>
          </table:table-cell>
          <table:table-cell office:value-type="float" office:value="144685.09504891932">
            <text:p>144685.0950489193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27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>
            <text:p>machine6</text:p>
          </table:table-cell>
          <table:table-cell office:value-type="float" office:value="44255.07400661707">
            <text:p>44255.0740066170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28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>
            <text:p>machine5</text:p>
          </table:table-cell>
          <table:table-cell office:value-type="float" office:value="45597.88717061281">
            <text:p>45597.8871706128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29</text:p>
          </table:table-cell>
          <table:table-cell office:value-type="float" office:value="135005.0">
            <text:p>135005.0</text:p>
          </table:table-cell>
          <table:table-cell office:value-type="float" office:value="135005.0">
            <text:p>135005.0</text:p>
          </table:table-cell>
          <table:table-cell office:value-type="string">
            <text:p>machine5</text:p>
          </table:table-cell>
          <table:table-cell office:value-type="float" office:value="151937.06745386124">
            <text:p>151937.0674538612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30</text:p>
          </table:table-cell>
          <table:table-cell office:value-type="float" office:value="83045.0">
            <text:p>83045.0</text:p>
          </table:table-cell>
          <table:table-cell office:value-type="float" office:value="83045.0">
            <text:p>83045.0</text:p>
          </table:table-cell>
          <table:table-cell office:value-type="string">
            <text:p>machine7</text:p>
          </table:table-cell>
          <table:table-cell office:value-type="float" office:value="113851.64280802011">
            <text:p>113851.6428080201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31</text:p>
          </table:table-cell>
          <table:table-cell office:value-type="float" office:value="93755.0">
            <text:p>93755.0</text:p>
          </table:table-cell>
          <table:table-cell office:value-type="float" office:value="93755.0">
            <text:p>93755.0</text:p>
          </table:table-cell>
          <table:table-cell office:value-type="string">
            <text:p>machine15</text:p>
          </table:table-cell>
          <table:table-cell office:value-type="float" office:value="112538.56290900189">
            <text:p>112538.56290900189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32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>
            <text:p>machine10</text:p>
          </table:table-cell>
          <table:table-cell office:value-type="float" office:value="47170.48294574022">
            <text:p>47170.4829457402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33</text:p>
          </table:table-cell>
          <table:table-cell office:value-type="float" office:value="89820.0">
            <text:p>89820.0</text:p>
          </table:table-cell>
          <table:table-cell office:value-type="float" office:value="89820.0">
            <text:p>89820.0</text:p>
          </table:table-cell>
          <table:table-cell office:value-type="string">
            <text:p>machine12</text:p>
          </table:table-cell>
          <table:table-cell office:value-type="float" office:value="122431.97871342301">
            <text:p>122431.9787134230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34</text:p>
          </table:table-cell>
          <table:table-cell office:value-type="float" office:value="39910.0">
            <text:p>39910.0</text:p>
          </table:table-cell>
          <table:table-cell office:value-type="float" office:value="39910.0">
            <text:p>39910.0</text:p>
          </table:table-cell>
          <table:table-cell office:value-type="string">
            <text:p>machine2</text:p>
          </table:table-cell>
          <table:table-cell office:value-type="float" office:value="77484.39628988504">
            <text:p>77484.3962898850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35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>
            <text:p>machine3</text:p>
          </table:table-cell>
          <table:table-cell office:value-type="float" office:value="52041.15832515061">
            <text:p>52041.1583251506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36</text:p>
          </table:table-cell>
          <table:table-cell office:value-type="float" office:value="46145.0">
            <text:p>46145.0</text:p>
          </table:table-cell>
          <table:table-cell office:value-type="float" office:value="46145.0">
            <text:p>46145.0</text:p>
          </table:table-cell>
          <table:table-cell office:value-type="string">
            <text:p>machine7</text:p>
          </table:table-cell>
          <table:table-cell office:value-type="float" office:value="83041.62767201662">
            <text:p>83041.6276720166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37</text:p>
          </table:table-cell>
          <table:table-cell office:value-type="float" office:value="113215.0">
            <text:p>113215.0</text:p>
          </table:table-cell>
          <table:table-cell office:value-type="float" office:value="113215.0">
            <text:p>113215.0</text:p>
          </table:table-cell>
          <table:table-cell office:value-type="string">
            <text:p>machine4</text:p>
          </table:table-cell>
          <table:table-cell office:value-type="float" office:value="130020.33722431763">
            <text:p>130020.3372243176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38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>
            <text:p>machine4</text:p>
          </table:table-cell>
          <table:table-cell office:value-type="float" office:value="34280.57792352593">
            <text:p>34280.5779235259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39</text:p>
          </table:table-cell>
          <table:table-cell office:value-type="float" office:value="77485.0">
            <text:p>77485.0</text:p>
          </table:table-cell>
          <table:table-cell office:value-type="float" office:value="77485.0">
            <text:p>77485.0</text:p>
          </table:table-cell>
          <table:table-cell office:value-type="string">
            <text:p>machine2</text:p>
          </table:table-cell>
          <table:table-cell office:value-type="float" office:value="108458.24358671904">
            <text:p>108458.2435867190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40</text:p>
          </table:table-cell>
          <table:table-cell office:value-type="float" office:value="92260.0">
            <text:p>92260.0</text:p>
          </table:table-cell>
          <table:table-cell office:value-type="float" office:value="92260.0">
            <text:p>92260.0</text:p>
          </table:table-cell>
          <table:table-cell office:value-type="string">
            <text:p>machine3</text:p>
          </table:table-cell>
          <table:table-cell office:value-type="float" office:value="123357.63672109693">
            <text:p>123357.6367210969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41</text:p>
          </table:table-cell>
          <table:table-cell office:value-type="float" office:value="114085.0">
            <text:p>114085.0</text:p>
          </table:table-cell>
          <table:table-cell office:value-type="float" office:value="114085.0">
            <text:p>114085.0</text:p>
          </table:table-cell>
          <table:table-cell office:value-type="string">
            <text:p>machine10</text:p>
          </table:table-cell>
          <table:table-cell office:value-type="float" office:value="134712.8777718544">
            <text:p>134712.877771854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42</text:p>
          </table:table-cell>
          <table:table-cell office:value-type="float" office:value="83650.0">
            <text:p>83650.0</text:p>
          </table:table-cell>
          <table:table-cell office:value-type="float" office:value="83650.0">
            <text:p>83650.0</text:p>
          </table:table-cell>
          <table:table-cell office:value-type="string">
            <text:p>machine10</text:p>
          </table:table-cell>
          <table:table-cell office:value-type="float" office:value="114084.54314023256">
            <text:p>114084.5431402325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43</text:p>
          </table:table-cell>
          <table:table-cell office:value-type="float" office:value="52045.0">
            <text:p>52045.0</text:p>
          </table:table-cell>
          <table:table-cell office:value-type="float" office:value="52045.0">
            <text:p>52045.0</text:p>
          </table:table-cell>
          <table:table-cell office:value-type="string">
            <text:p>machine3</text:p>
          </table:table-cell>
          <table:table-cell office:value-type="float" office:value="92259.9133849889">
            <text:p>92259.9133849889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44</text:p>
          </table:table-cell>
          <table:table-cell office:value-type="float" office:value="110890.0">
            <text:p>110890.0</text:p>
          </table:table-cell>
          <table:table-cell office:value-type="float" office:value="110890.0">
            <text:p>110890.0</text:p>
          </table:table-cell>
          <table:table-cell office:value-type="string">
            <text:p>machine9</text:p>
          </table:table-cell>
          <table:table-cell office:value-type="float" office:value="136695.99034950137">
            <text:p>136695.9903495013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45</text:p>
          </table:table-cell>
          <table:table-cell office:value-type="float" office:value="123360.0">
            <text:p>123360.0</text:p>
          </table:table-cell>
          <table:table-cell office:value-type="float" office:value="123360.0">
            <text:p>123360.0</text:p>
          </table:table-cell>
          <table:table-cell office:value-type="string">
            <text:p>machine3</text:p>
          </table:table-cell>
          <table:table-cell office:value-type="float" office:value="144988.89591883868">
            <text:p>144988.8959188386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46</text:p>
          </table:table-cell>
          <table:table-cell office:value-type="float" office:value="113275.0">
            <text:p>113275.0</text:p>
          </table:table-cell>
          <table:table-cell office:value-type="float" office:value="113275.0">
            <text:p>113275.0</text:p>
          </table:table-cell>
          <table:table-cell office:value-type="string">
            <text:p>machine11</text:p>
          </table:table-cell>
          <table:table-cell office:value-type="float" office:value="129937.20919852672">
            <text:p>129937.2091985267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47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>
            <text:p>machine7</text:p>
          </table:table-cell>
          <table:table-cell office:value-type="float" office:value="46140.426342487335">
            <text:p>46140.42634248733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48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>
            <text:p>machine14</text:p>
          </table:table-cell>
          <table:table-cell office:value-type="float" office:value="31436.37961820416">
            <text:p>31436.3796182041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49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>
            <text:p>machine9</text:p>
          </table:table-cell>
          <table:table-cell office:value-type="float" office:value="44885.01339137554">
            <text:p>44885.0133913755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50</text:p>
          </table:table-cell>
          <table:table-cell office:value-type="float" office:value="50910.0">
            <text:p>50910.0</text:p>
          </table:table-cell>
          <table:table-cell office:value-type="float" office:value="50910.0">
            <text:p>50910.0</text:p>
          </table:table-cell>
          <table:table-cell office:value-type="string">
            <text:p>machine1</text:p>
          </table:table-cell>
          <table:table-cell office:value-type="float" office:value="91303.7434349209">
            <text:p>91303.7434349209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51</text:p>
          </table:table-cell>
          <table:table-cell office:value-type="float" office:value="67730.0">
            <text:p>67730.0</text:p>
          </table:table-cell>
          <table:table-cell office:value-type="float" office:value="67730.0">
            <text:p>67730.0</text:p>
          </table:table-cell>
          <table:table-cell office:value-type="string">
            <text:p>machine15</text:p>
          </table:table-cell>
          <table:table-cell office:value-type="float" office:value="93752.24479097387">
            <text:p>93752.2447909738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52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>
            <text:p>machine13</text:p>
          </table:table-cell>
          <table:table-cell office:value-type="float" office:value="47146.87541604042">
            <text:p>47146.8754160404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53</text:p>
          </table:table-cell>
          <table:table-cell office:value-type="float" office:value="108460.0">
            <text:p>108460.0</text:p>
          </table:table-cell>
          <table:table-cell office:value-type="float" office:value="108460.0">
            <text:p>108460.0</text:p>
          </table:table-cell>
          <table:table-cell office:value-type="string">
            <text:p>machine2</text:p>
          </table:table-cell>
          <table:table-cell office:value-type="float" office:value="131537.14178413153">
            <text:p>131537.1417841315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54</text:p>
          </table:table-cell>
          <table:table-cell office:value-type="float" office:value="45600.0">
            <text:p>45600.0</text:p>
          </table:table-cell>
          <table:table-cell office:value-type="float" office:value="45600.0">
            <text:p>45600.0</text:p>
          </table:table-cell>
          <table:table-cell office:value-type="string">
            <text:p>machine5</text:p>
          </table:table-cell>
          <table:table-cell office:value-type="float" office:value="82800.11631399393">
            <text:p>82800.1163139939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55</text:p>
          </table:table-cell>
          <table:table-cell office:value-type="float" office:value="130235.0">
            <text:p>130235.0</text:p>
          </table:table-cell>
          <table:table-cell office:value-type="float" office:value="130235.0">
            <text:p>130235.0</text:p>
          </table:table-cell>
          <table:table-cell office:value-type="string">
            <text:p>machine8</text:p>
          </table:table-cell>
          <table:table-cell office:value-type="float" office:value="144371.28034552804">
            <text:p>144371.2803455280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56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>
            <text:p>machine2</text:p>
          </table:table-cell>
          <table:table-cell office:value-type="float" office:value="39908.853476047516">
            <text:p>39908.85347604751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57</text:p>
          </table:table-cell>
          <table:table-cell office:value-type="float" office:value="120200.0">
            <text:p>120200.0</text:p>
          </table:table-cell>
          <table:table-cell office:value-type="float" office:value="120200.0">
            <text:p>120200.0</text:p>
          </table:table-cell>
          <table:table-cell office:value-type="string">
            <text:p>machine6</text:p>
          </table:table-cell>
          <table:table-cell office:value-type="float" office:value="142577.53714248538">
            <text:p>142577.5371424853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58</text:p>
          </table:table-cell>
          <table:table-cell office:value-type="float" office:value="112540.0">
            <text:p>112540.0</text:p>
          </table:table-cell>
          <table:table-cell office:value-type="float" office:value="112540.0">
            <text:p>112540.0</text:p>
          </table:table-cell>
          <table:table-cell office:value-type="string">
            <text:p>machine15</text:p>
          </table:table-cell>
          <table:table-cell office:value-type="float" office:value="130373.79008459009">
            <text:p>130373.79008459009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59</text:p>
          </table:table-cell>
          <table:table-cell office:value-type="float" office:value="44890.0">
            <text:p>44890.0</text:p>
          </table:table-cell>
          <table:table-cell office:value-type="float" office:value="44890.0">
            <text:p>44890.0</text:p>
          </table:table-cell>
          <table:table-cell office:value-type="string">
            <text:p>machine9</text:p>
          </table:table-cell>
          <table:table-cell office:value-type="float" office:value="86851.4060325548">
            <text:p>86851.406032554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6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>
            <text:p>machine12</text:p>
          </table:table-cell>
          <table:table-cell office:value-type="float" office:value="49313.85488912463">
            <text:p>49313.8548891246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61</text:p>
          </table:table-cell>
          <table:table-cell office:value-type="float" office:value="34285.0">
            <text:p>34285.0</text:p>
          </table:table-cell>
          <table:table-cell office:value-type="float" office:value="34285.0">
            <text:p>34285.0</text:p>
          </table:table-cell>
          <table:table-cell office:value-type="string">
            <text:p>machine4</text:p>
          </table:table-cell>
          <table:table-cell office:value-type="float" office:value="64888.74185766863">
            <text:p>64888.7418576686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62</text:p>
          </table:table-cell>
          <table:table-cell office:value-type="float" office:value="91305.0">
            <text:p>91305.0</text:p>
          </table:table-cell>
          <table:table-cell office:value-type="float" office:value="91305.0">
            <text:p>91305.0</text:p>
          </table:table-cell>
          <table:table-cell office:value-type="string">
            <text:p>machine1</text:p>
          </table:table-cell>
          <table:table-cell office:value-type="float" office:value="123112.11586587131">
            <text:p>123112.1158658713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63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>
            <text:p>machine11</text:p>
          </table:table-cell>
          <table:table-cell office:value-type="float" office:value="35020.34717562406">
            <text:p>35020.3471756240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64</text:p>
          </table:table-cell>
          <table:table-cell office:value-type="float" office:value="91925.0">
            <text:p>91925.0</text:p>
          </table:table-cell>
          <table:table-cell office:value-type="float" office:value="91925.0">
            <text:p>91925.0</text:p>
          </table:table-cell>
          <table:table-cell office:value-type="string">
            <text:p>machine8</text:p>
          </table:table-cell>
          <table:table-cell office:value-type="float" office:value="114050.85048960603">
            <text:p>114050.8504896060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65</text:p>
          </table:table-cell>
          <table:table-cell office:value-type="float" office:value="64890.0">
            <text:p>64890.0</text:p>
          </table:table-cell>
          <table:table-cell office:value-type="float" office:value="64890.0">
            <text:p>64890.0</text:p>
          </table:table-cell>
          <table:table-cell office:value-type="string">
            <text:p>machine4</text:p>
          </table:table-cell>
          <table:table-cell office:value-type="float" office:value="92276.03900243406">
            <text:p>92276.0390024340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66</text:p>
          </table:table-cell>
          <table:table-cell office:value-type="float" office:value="44260.0">
            <text:p>44260.0</text:p>
          </table:table-cell>
          <table:table-cell office:value-type="float" office:value="44260.0">
            <text:p>44260.0</text:p>
          </table:table-cell>
          <table:table-cell office:value-type="string">
            <text:p>machine6</text:p>
          </table:table-cell>
          <table:table-cell office:value-type="float" office:value="86257.88848403841">
            <text:p>86257.8884840384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67</text:p>
          </table:table-cell>
          <table:table-cell office:value-type="float" office:value="130375.0">
            <text:p>130375.0</text:p>
          </table:table-cell>
          <table:table-cell office:value-type="float" office:value="130375.0">
            <text:p>130375.0</text:p>
          </table:table-cell>
          <table:table-cell office:value-type="string">
            <text:p>machine15</text:p>
          </table:table-cell>
          <table:table-cell office:value-type="float" office:value="144347.83299461656">
            <text:p>144347.8329946165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68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>
            <text:p>machine8</text:p>
          </table:table-cell>
          <table:table-cell office:value-type="float" office:value="35328.183143916336">
            <text:p>35328.18314391633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69</text:p>
          </table:table-cell>
          <table:table-cell office:value-type="float" office:value="92360.0">
            <text:p>92360.0</text:p>
          </table:table-cell>
          <table:table-cell office:value-type="float" office:value="92360.0">
            <text:p>92360.0</text:p>
          </table:table-cell>
          <table:table-cell office:value-type="string">
            <text:p>machine11</text:p>
          </table:table-cell>
          <table:table-cell office:value-type="float" office:value="113271.79126695446">
            <text:p>113271.7912669544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70</text:p>
          </table:table-cell>
          <table:table-cell office:value-type="float" office:value="65660.0">
            <text:p>65660.0</text:p>
          </table:table-cell>
          <table:table-cell office:value-type="float" office:value="65660.0">
            <text:p>65660.0</text:p>
          </table:table-cell>
          <table:table-cell office:value-type="string">
            <text:p>machine8</text:p>
          </table:table-cell>
          <table:table-cell office:value-type="float" office:value="91920.24105108302">
            <text:p>91920.2410510830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71</text:p>
          </table:table-cell>
          <table:table-cell office:value-type="float" office:value="49315.0">
            <text:p>49315.0</text:p>
          </table:table-cell>
          <table:table-cell office:value-type="float" office:value="49315.0">
            <text:p>49315.0</text:p>
          </table:table-cell>
          <table:table-cell office:value-type="string">
            <text:p>machine12</text:p>
          </table:table-cell>
          <table:table-cell office:value-type="float" office:value="89819.90628834814">
            <text:p>89819.9062883481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72</text:p>
          </table:table-cell>
          <table:table-cell office:value-type="float" office:value="113745.0">
            <text:p>113745.0</text:p>
          </table:table-cell>
          <table:table-cell office:value-type="float" office:value="113745.0">
            <text:p>113745.0</text:p>
          </table:table-cell>
          <table:table-cell office:value-type="string">
            <text:p>machine5</text:p>
          </table:table-cell>
          <table:table-cell office:value-type="float" office:value="135000.10624796152">
            <text:p>135000.1062479615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73</text:p>
          </table:table-cell>
          <table:table-cell office:value-type="float" office:value="130025.0">
            <text:p>130025.0</text:p>
          </table:table-cell>
          <table:table-cell office:value-type="float" office:value="130025.0">
            <text:p>130025.0</text:p>
          </table:table-cell>
          <table:table-cell office:value-type="string">
            <text:p>machine4</text:p>
          </table:table-cell>
          <table:table-cell office:value-type="float" office:value="144639.4076300704">
            <text:p>144639.407630070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74</text:p>
          </table:table-cell>
          <table:table-cell office:value-type="float" office:value="123115.0">
            <text:p>123115.0</text:p>
          </table:table-cell>
          <table:table-cell office:value-type="float" office:value="123115.0">
            <text:p>123115.0</text:p>
          </table:table-cell>
          <table:table-cell office:value-type="string">
            <text:p>machine1</text:p>
          </table:table-cell>
          <table:table-cell office:value-type="float" office:value="145200.4224190116">
            <text:p>145200.422419011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75</text:p>
          </table:table-cell>
          <table:table-cell office:value-type="float" office:value="37460.0">
            <text:p>37460.0</text:p>
          </table:table-cell>
          <table:table-cell office:value-type="float" office:value="37460.0">
            <text:p>37460.0</text:p>
          </table:table-cell>
          <table:table-cell office:value-type="string">
            <text:p>machine15</text:p>
          </table:table-cell>
          <table:table-cell office:value-type="float" office:value="67727.27604282938">
            <text:p>67727.27604282938</text:p>
          </table:table-cell>
          <table:table-cell office:value-type="float" office:value="1">
            <text:p>1</text:p>
          </table:table-cell>
          <table:table-cell/>
        </table:table-row>
      </table:table>
      <table:table table:name="simrr7.csv" table:style-name="ta1" table:print="false"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row table:style-name="ro1">
          <table:table-cell office:value-type="string">
            <text:p>Task</text:p>
          </table:table-cell>
          <table:table-cell office:value-type="string">
            <text:p>Prima sottomissione</text:p>
          </table:table-cell>
          <table:table-cell office:value-type="string">
            <text:p>Ultima sottomissione</text:p>
          </table:table-cell>
          <table:table-cell office:value-type="string">
            <text:p>Macchina del completamento</text:p>
          </table:table-cell>
          <table:table-cell office:value-type="string">
            <text:p>Tempo del completamento</text:p>
          </table:table-cell>
          <table:table-cell office:value-type="string">
            <text:p>Sottomissioni totali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task1</text:p>
          </table:table-cell>
          <table:table-cell office:value-type="float" office:value="47135.0">
            <text:p>47135.0</text:p>
          </table:table-cell>
          <table:table-cell office:value-type="float" office:value="47135.0">
            <text:p>47135.0</text:p>
          </table:table-cell>
          <table:table-cell office:value-type="string">
            <text:p>machine13</text:p>
          </table:table-cell>
          <table:table-cell office:value-type="float" office:value="87838.09981703758">
            <text:p>87838.0998170375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2</text:p>
          </table:table-cell>
          <table:table-cell office:value-type="float" office:value="35960.0">
            <text:p>35960.0</text:p>
          </table:table-cell>
          <table:table-cell office:value-type="float" office:value="35960.0">
            <text:p>35960.0</text:p>
          </table:table-cell>
          <table:table-cell office:value-type="string">
            <text:p>machine8</text:p>
          </table:table-cell>
          <table:table-cell office:value-type="float" office:value="68545.22402981053">
            <text:p>68545.2240298105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3</text:p>
          </table:table-cell>
          <table:table-cell office:value-type="float" office:value="197260.0">
            <text:p>197260.0</text:p>
          </table:table-cell>
          <table:table-cell office:value-type="float" office:value="197260.0">
            <text:p>197260.0</text:p>
          </table:table-cell>
          <table:table-cell office:value-type="string">
            <text:p>machine3</text:p>
          </table:table-cell>
          <table:table-cell office:value-type="float" office:value="219352.63595193624">
            <text:p>219352.6359519362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4</text:p>
          </table:table-cell>
          <table:table-cell office:value-type="float" office:value="67345.0">
            <text:p>67345.0</text:p>
          </table:table-cell>
          <table:table-cell office:value-type="float" office:value="67345.0">
            <text:p>67345.0</text:p>
          </table:table-cell>
          <table:table-cell office:value-type="string">
            <text:p>machine4</text:p>
          </table:table-cell>
          <table:table-cell office:value-type="float" office:value="98025.70080163686">
            <text:p>98025.7008016368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5</text:p>
          </table:table-cell>
          <table:table-cell office:value-type="float" office:value="155085.0">
            <text:p>155085.0</text:p>
          </table:table-cell>
          <table:table-cell office:value-type="float" office:value="155085.0">
            <text:p>155085.0</text:p>
          </table:table-cell>
          <table:table-cell office:value-type="string">
            <text:p>machine13</text:p>
          </table:table-cell>
          <table:table-cell office:value-type="float" office:value="182119.53224897385">
            <text:p>182119.5322489738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6</text:p>
          </table:table-cell>
          <table:table-cell office:value-type="float" office:value="148635.0">
            <text:p>148635.0</text:p>
          </table:table-cell>
          <table:table-cell office:value-type="float" office:value="148635.0">
            <text:p>148635.0</text:p>
          </table:table-cell>
          <table:table-cell office:value-type="string">
            <text:p>machine14</text:p>
          </table:table-cell>
          <table:table-cell office:value-type="float" office:value="169912.36106709295">
            <text:p>169912.3610670929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7</text:p>
          </table:table-cell>
          <table:table-cell office:value-type="float" office:value="189630.0">
            <text:p>189630.0</text:p>
          </table:table-cell>
          <table:table-cell office:value-type="float" office:value="189630.0">
            <text:p>189630.0</text:p>
          </table:table-cell>
          <table:table-cell office:value-type="string">
            <text:p>machine8</text:p>
          </table:table-cell>
          <table:table-cell office:value-type="float" office:value="205819.88460496717">
            <text:p>205819.8846049671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8</text:p>
          </table:table-cell>
          <table:table-cell office:value-type="float" office:value="122815.0">
            <text:p>122815.0</text:p>
          </table:table-cell>
          <table:table-cell office:value-type="float" office:value="122815.0">
            <text:p>122815.0</text:p>
          </table:table-cell>
          <table:table-cell office:value-type="string">
            <text:p>machine2</text:p>
          </table:table-cell>
          <table:table-cell office:value-type="float" office:value="154776.96254342794">
            <text:p>154776.9625434279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9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>
            <text:p>machine4</text:p>
          </table:table-cell>
          <table:table-cell office:value-type="float" office:value="34679.44173926893">
            <text:p>34679.4417392689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10</text:p>
          </table:table-cell>
          <table:table-cell office:value-type="float" office:value="88305.0">
            <text:p>88305.0</text:p>
          </table:table-cell>
          <table:table-cell office:value-type="float" office:value="88305.0">
            <text:p>88305.0</text:p>
          </table:table-cell>
          <table:table-cell office:value-type="string">
            <text:p>machine5</text:p>
          </table:table-cell>
          <table:table-cell office:value-type="float" office:value="124430.25679171085">
            <text:p>124430.2567917108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11</text:p>
          </table:table-cell>
          <table:table-cell office:value-type="float" office:value="205240.0">
            <text:p>205240.0</text:p>
          </table:table-cell>
          <table:table-cell office:value-type="float" office:value="205240.0">
            <text:p>205240.0</text:p>
          </table:table-cell>
          <table:table-cell office:value-type="string">
            <text:p>machine7</text:p>
          </table:table-cell>
          <table:table-cell office:value-type="float" office:value="222077.73554116488">
            <text:p>222077.7355411648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12</text:p>
          </table:table-cell>
          <table:table-cell office:value-type="float" office:value="181855.0">
            <text:p>181855.0</text:p>
          </table:table-cell>
          <table:table-cell office:value-type="float" office:value="181855.0">
            <text:p>181855.0</text:p>
          </table:table-cell>
          <table:table-cell office:value-type="string">
            <text:p>machine10</text:p>
          </table:table-cell>
          <table:table-cell office:value-type="float" office:value="205801.48502022028">
            <text:p>205801.4850202202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13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>
            <text:p>machine13</text:p>
          </table:table-cell>
          <table:table-cell office:value-type="float" office:value="47132.14049220085">
            <text:p>47132.1404922008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14</text:p>
          </table:table-cell>
          <table:table-cell office:value-type="float" office:value="169920.0">
            <text:p>169920.0</text:p>
          </table:table-cell>
          <table:table-cell office:value-type="float" office:value="169920.0">
            <text:p>169920.0</text:p>
          </table:table-cell>
          <table:table-cell office:value-type="string">
            <text:p>machine11</text:p>
          </table:table-cell>
          <table:table-cell office:value-type="float" office:value="188902.78905062572">
            <text:p>188902.7890506257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15</text:p>
          </table:table-cell>
          <table:table-cell office:value-type="float" office:value="88230.0">
            <text:p>88230.0</text:p>
          </table:table-cell>
          <table:table-cell office:value-type="float" office:value="88230.0">
            <text:p>88230.0</text:p>
          </table:table-cell>
          <table:table-cell office:value-type="string">
            <text:p>machine10</text:p>
          </table:table-cell>
          <table:table-cell office:value-type="float" office:value="124627.55033701658">
            <text:p>124627.5503370165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16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>
            <text:p>machine15</text:p>
          </table:table-cell>
          <table:table-cell office:value-type="float" office:value="37523.939682323">
            <text:p>37523.93968232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17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>
            <text:p>machine2</text:p>
          </table:table-cell>
          <table:table-cell office:value-type="float" office:value="43890.770969092846">
            <text:p>43890.77096909284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18</text:p>
          </table:table-cell>
          <table:table-cell office:value-type="float" office:value="46835.0">
            <text:p>46835.0</text:p>
          </table:table-cell>
          <table:table-cell office:value-type="float" office:value="46835.0">
            <text:p>46835.0</text:p>
          </table:table-cell>
          <table:table-cell office:value-type="string">
            <text:p>machine7</text:p>
          </table:table-cell>
          <table:table-cell office:value-type="float" office:value="87922.70367503166">
            <text:p>87922.7036750316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19</text:p>
          </table:table-cell>
          <table:table-cell office:value-type="float" office:value="205450.0">
            <text:p>205450.0</text:p>
          </table:table-cell>
          <table:table-cell office:value-type="float" office:value="205450.0">
            <text:p>205450.0</text:p>
          </table:table-cell>
          <table:table-cell office:value-type="string">
            <text:p>machine4</text:p>
          </table:table-cell>
          <table:table-cell office:value-type="float" office:value="218475.7385891417">
            <text:p>218475.738589141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20</text:p>
          </table:table-cell>
          <table:table-cell office:value-type="float" office:value="47555.0">
            <text:p>47555.0</text:p>
          </table:table-cell>
          <table:table-cell office:value-type="float" office:value="47555.0">
            <text:p>47555.0</text:p>
          </table:table-cell>
          <table:table-cell office:value-type="string">
            <text:p>machine10</text:p>
          </table:table-cell>
          <table:table-cell office:value-type="float" office:value="88225.3024879098">
            <text:p>88225.302487909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21</text:p>
          </table:table-cell>
          <table:table-cell office:value-type="float" office:value="167710.0">
            <text:p>167710.0</text:p>
          </table:table-cell>
          <table:table-cell office:value-type="float" office:value="167710.0">
            <text:p>167710.0</text:p>
          </table:table-cell>
          <table:table-cell office:value-type="string">
            <text:p>machine3</text:p>
          </table:table-cell>
          <table:table-cell office:value-type="float" office:value="197257.1723554656">
            <text:p>197257.172355465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22</text:p>
          </table:table-cell>
          <table:table-cell office:value-type="float" office:value="124585.0">
            <text:p>124585.0</text:p>
          </table:table-cell>
          <table:table-cell office:value-type="float" office:value="124585.0">
            <text:p>124585.0</text:p>
          </table:table-cell>
          <table:table-cell office:value-type="string">
            <text:p>machine13</text:p>
          </table:table-cell>
          <table:table-cell office:value-type="float" office:value="155081.77796661854">
            <text:p>155081.7779666185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23</text:p>
          </table:table-cell>
          <table:table-cell office:value-type="float" office:value="155925.0">
            <text:p>155925.0</text:p>
          </table:table-cell>
          <table:table-cell office:value-type="float" office:value="155925.0">
            <text:p>155925.0</text:p>
          </table:table-cell>
          <table:table-cell office:value-type="string">
            <text:p>machine7</text:p>
          </table:table-cell>
          <table:table-cell office:value-type="float" office:value="182587.5795736909">
            <text:p>182587.5795736909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24</text:p>
          </table:table-cell>
          <table:table-cell office:value-type="float" office:value="204895.0">
            <text:p>204895.0</text:p>
          </table:table-cell>
          <table:table-cell office:value-type="float" office:value="204895.0">
            <text:p>204895.0</text:p>
          </table:table-cell>
          <table:table-cell office:value-type="string">
            <text:p>machine2</text:p>
          </table:table-cell>
          <table:table-cell office:value-type="float" office:value="223875.074159801">
            <text:p>223875.07415980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25</text:p>
          </table:table-cell>
          <table:table-cell office:value-type="float" office:value="124435.0">
            <text:p>124435.0</text:p>
          </table:table-cell>
          <table:table-cell office:value-type="float" office:value="124435.0">
            <text:p>124435.0</text:p>
          </table:table-cell>
          <table:table-cell office:value-type="string">
            <text:p>machine5</text:p>
          </table:table-cell>
          <table:table-cell office:value-type="float" office:value="155470.32465547323">
            <text:p>155470.3246554732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26</text:p>
          </table:table-cell>
          <table:table-cell office:value-type="float" office:value="155475.0">
            <text:p>155475.0</text:p>
          </table:table-cell>
          <table:table-cell office:value-type="float" office:value="155475.0">
            <text:p>155475.0</text:p>
          </table:table-cell>
          <table:table-cell office:value-type="string">
            <text:p>machine5</text:p>
          </table:table-cell>
          <table:table-cell office:value-type="float" office:value="182457.2553396225">
            <text:p>182457.255339622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27</text:p>
          </table:table-cell>
          <table:table-cell office:value-type="float" office:value="48735.0">
            <text:p>48735.0</text:p>
          </table:table-cell>
          <table:table-cell office:value-type="float" office:value="48735.0">
            <text:p>48735.0</text:p>
          </table:table-cell>
          <table:table-cell office:value-type="string">
            <text:p>machine6</text:p>
          </table:table-cell>
          <table:table-cell office:value-type="float" office:value="93978.70393529534">
            <text:p>93978.7039352953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28</text:p>
          </table:table-cell>
          <table:table-cell office:value-type="float" office:value="50695.0">
            <text:p>50695.0</text:p>
          </table:table-cell>
          <table:table-cell office:value-type="float" office:value="50695.0">
            <text:p>50695.0</text:p>
          </table:table-cell>
          <table:table-cell office:value-type="string">
            <text:p>machine12</text:p>
          </table:table-cell>
          <table:table-cell office:value-type="float" office:value="95522.00776960701">
            <text:p>95522.0077696070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29</text:p>
          </table:table-cell>
          <table:table-cell office:value-type="float" office:value="148610.0">
            <text:p>148610.0</text:p>
          </table:table-cell>
          <table:table-cell office:value-type="float" office:value="148610.0">
            <text:p>148610.0</text:p>
          </table:table-cell>
          <table:table-cell office:value-type="string">
            <text:p>machine11</text:p>
          </table:table-cell>
          <table:table-cell office:value-type="float" office:value="169916.7229759434">
            <text:p>169916.722975943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3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>
            <text:p>machine7</text:p>
          </table:table-cell>
          <table:table-cell office:value-type="float" office:value="46833.58869433403">
            <text:p>46833.5886943340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31</text:p>
          </table:table-cell>
          <table:table-cell office:value-type="float" office:value="68250.0">
            <text:p>68250.0</text:p>
          </table:table-cell>
          <table:table-cell office:value-type="float" office:value="68250.0">
            <text:p>68250.0</text:p>
          </table:table-cell>
          <table:table-cell office:value-type="string">
            <text:p>machine11</text:p>
          </table:table-cell>
          <table:table-cell office:value-type="float" office:value="98655.24427398392">
            <text:p>98655.2442739839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32</text:p>
          </table:table-cell>
          <table:table-cell office:value-type="float" office:value="135540.0">
            <text:p>135540.0</text:p>
          </table:table-cell>
          <table:table-cell office:value-type="float" office:value="135540.0">
            <text:p>135540.0</text:p>
          </table:table-cell>
          <table:table-cell office:value-type="string">
            <text:p>machine3</text:p>
          </table:table-cell>
          <table:table-cell office:value-type="float" office:value="167705.74197169393">
            <text:p>167705.7419716939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33</text:p>
          </table:table-cell>
          <table:table-cell office:value-type="float" office:value="99685.0">
            <text:p>99685.0</text:p>
          </table:table-cell>
          <table:table-cell office:value-type="float" office:value="99685.0">
            <text:p>99685.0</text:p>
          </table:table-cell>
          <table:table-cell office:value-type="string">
            <text:p>machine15</text:p>
          </table:table-cell>
          <table:table-cell office:value-type="float" office:value="125186.53897767482">
            <text:p>125186.5389776748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34</text:p>
          </table:table-cell>
          <table:table-cell office:value-type="float" office:value="169750.0">
            <text:p>169750.0</text:p>
          </table:table-cell>
          <table:table-cell office:value-type="float" office:value="169750.0">
            <text:p>169750.0</text:p>
          </table:table-cell>
          <table:table-cell office:value-type="string">
            <text:p>machine4</text:p>
          </table:table-cell>
          <table:table-cell office:value-type="float" office:value="189784.31500170543">
            <text:p>189784.3150017054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35</text:p>
          </table:table-cell>
          <table:table-cell office:value-type="float" office:value="134175.0">
            <text:p>134175.0</text:p>
          </table:table-cell>
          <table:table-cell office:value-type="float" office:value="134175.0">
            <text:p>134175.0</text:p>
          </table:table-cell>
          <table:table-cell office:value-type="string">
            <text:p>machine6</text:p>
          </table:table-cell>
          <table:table-cell office:value-type="float" office:value="167266.14232007414">
            <text:p>167266.1423200741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36</text:p>
          </table:table-cell>
          <table:table-cell office:value-type="float" office:value="124605.0">
            <text:p>124605.0</text:p>
          </table:table-cell>
          <table:table-cell office:value-type="float" office:value="124605.0">
            <text:p>124605.0</text:p>
          </table:table-cell>
          <table:table-cell office:value-type="string">
            <text:p>machine4</text:p>
          </table:table-cell>
          <table:table-cell office:value-type="float" office:value="148377.48347259086">
            <text:p>148377.4834725908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37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>
            <text:p>machine8</text:p>
          </table:table-cell>
          <table:table-cell office:value-type="float" office:value="35957.45245163855">
            <text:p>35957.4524516385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38</text:p>
          </table:table-cell>
          <table:table-cell office:value-type="float" office:value="34510.0">
            <text:p>34510.0</text:p>
          </table:table-cell>
          <table:table-cell office:value-type="float" office:value="34510.0">
            <text:p>34510.0</text:p>
          </table:table-cell>
          <table:table-cell office:value-type="string">
            <text:p>machine14</text:p>
          </table:table-cell>
          <table:table-cell office:value-type="float" office:value="68142.54085442294">
            <text:p>68142.5408544229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39</text:p>
          </table:table-cell>
          <table:table-cell office:value-type="float" office:value="125190.0">
            <text:p>125190.0</text:p>
          </table:table-cell>
          <table:table-cell office:value-type="float" office:value="125190.0">
            <text:p>125190.0</text:p>
          </table:table-cell>
          <table:table-cell office:value-type="string">
            <text:p>machine15</text:p>
          </table:table-cell>
          <table:table-cell office:value-type="float" office:value="148324.11568623522">
            <text:p>148324.1156862352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4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>
            <text:p>machine3</text:p>
          </table:table-cell>
          <table:table-cell office:value-type="float" office:value="52924.42504234612">
            <text:p>52924.4250423461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41</text:p>
          </table:table-cell>
          <table:table-cell office:value-type="float" office:value="70040.0">
            <text:p>70040.0</text:p>
          </table:table-cell>
          <table:table-cell office:value-type="float" office:value="70040.0">
            <text:p>70040.0</text:p>
          </table:table-cell>
          <table:table-cell office:value-type="string">
            <text:p>machine15</text:p>
          </table:table-cell>
          <table:table-cell office:value-type="float" office:value="99683.29238948615">
            <text:p>99683.2923894861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42</text:p>
          </table:table-cell>
          <table:table-cell office:value-type="float" office:value="178885.0">
            <text:p>178885.0</text:p>
          </table:table-cell>
          <table:table-cell office:value-type="float" office:value="178885.0">
            <text:p>178885.0</text:p>
          </table:table-cell>
          <table:table-cell office:value-type="string">
            <text:p>machine9</text:p>
          </table:table-cell>
          <table:table-cell office:value-type="float" office:value="206158.68291839957">
            <text:p>206158.6829183995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43</text:p>
          </table:table-cell>
          <table:table-cell office:value-type="float" office:value="98660.0">
            <text:p>98660.0</text:p>
          </table:table-cell>
          <table:table-cell office:value-type="float" office:value="98660.0">
            <text:p>98660.0</text:p>
          </table:table-cell>
          <table:table-cell office:value-type="string">
            <text:p>machine11</text:p>
          </table:table-cell>
          <table:table-cell office:value-type="float" office:value="125100.04916561686">
            <text:p>125100.0491656168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44</text:p>
          </table:table-cell>
          <table:table-cell office:value-type="float" office:value="204955.0">
            <text:p>204955.0</text:p>
          </table:table-cell>
          <table:table-cell office:value-type="float" office:value="204955.0">
            <text:p>204955.0</text:p>
          </table:table-cell>
          <table:table-cell office:value-type="string">
            <text:p>machine13</text:p>
          </table:table-cell>
          <table:table-cell office:value-type="float" office:value="223001.28157615662">
            <text:p>223001.2815761566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45</text:p>
          </table:table-cell>
          <table:table-cell office:value-type="float" office:value="46770.0">
            <text:p>46770.0</text:p>
          </table:table-cell>
          <table:table-cell office:value-type="float" office:value="46770.0">
            <text:p>46770.0</text:p>
          </table:table-cell>
          <table:table-cell office:value-type="string">
            <text:p>machine5</text:p>
          </table:table-cell>
          <table:table-cell office:value-type="float" office:value="88300.23087233305">
            <text:p>88300.2308723330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46</text:p>
          </table:table-cell>
          <table:table-cell office:value-type="float" office:value="110890.0">
            <text:p>110890.0</text:p>
          </table:table-cell>
          <table:table-cell office:value-type="float" office:value="110890.0">
            <text:p>110890.0</text:p>
          </table:table-cell>
          <table:table-cell office:value-type="string">
            <text:p>machine9</text:p>
          </table:table-cell>
          <table:table-cell office:value-type="float" office:value="147534.986493513">
            <text:p>147534.98649351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47</text:p>
          </table:table-cell>
          <table:table-cell office:value-type="float" office:value="98030.0">
            <text:p>98030.0</text:p>
          </table:table-cell>
          <table:table-cell office:value-type="float" office:value="98030.0">
            <text:p>98030.0</text:p>
          </table:table-cell>
          <table:table-cell office:value-type="string">
            <text:p>machine4</text:p>
          </table:table-cell>
          <table:table-cell office:value-type="float" office:value="124603.59277230242">
            <text:p>124603.5927723024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48</text:p>
          </table:table-cell>
          <table:table-cell office:value-type="float" office:value="154780.0">
            <text:p>154780.0</text:p>
          </table:table-cell>
          <table:table-cell office:value-type="float" office:value="154780.0">
            <text:p>154780.0</text:p>
          </table:table-cell>
          <table:table-cell office:value-type="string">
            <text:p>machine2</text:p>
          </table:table-cell>
          <table:table-cell office:value-type="float" office:value="181886.8230047822">
            <text:p>181886.823004782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49</text:p>
          </table:table-cell>
          <table:table-cell office:value-type="float" office:value="148320.0">
            <text:p>148320.0</text:p>
          </table:table-cell>
          <table:table-cell office:value-type="float" office:value="148320.0">
            <text:p>148320.0</text:p>
          </table:table-cell>
          <table:table-cell office:value-type="string">
            <text:p>machine8</text:p>
          </table:table-cell>
          <table:table-cell office:value-type="float" office:value="169875.7299081398">
            <text:p>169875.729908139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50</text:p>
          </table:table-cell>
          <table:table-cell office:value-type="float" office:value="87925.0">
            <text:p>87925.0</text:p>
          </table:table-cell>
          <table:table-cell office:value-type="float" office:value="87925.0">
            <text:p>87925.0</text:p>
          </table:table-cell>
          <table:table-cell office:value-type="string">
            <text:p>machine7</text:p>
          </table:table-cell>
          <table:table-cell office:value-type="float" office:value="124332.15497732162">
            <text:p>124332.1549773216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51</text:p>
          </table:table-cell>
          <table:table-cell office:value-type="float" office:value="205145.0">
            <text:p>205145.0</text:p>
          </table:table-cell>
          <table:table-cell office:value-type="float" office:value="205145.0">
            <text:p>205145.0</text:p>
          </table:table-cell>
          <table:table-cell office:value-type="string">
            <text:p>machine5</text:p>
          </table:table-cell>
          <table:table-cell office:value-type="float" office:value="222365.2474847436">
            <text:p>222365.247484743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52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>
            <text:p>machine11</text:p>
          </table:table-cell>
          <table:table-cell office:value-type="float" office:value="35620.093192976456">
            <text:p>35620.09319297645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53</text:p>
          </table:table-cell>
          <table:table-cell office:value-type="float" office:value="189785.0">
            <text:p>189785.0</text:p>
          </table:table-cell>
          <table:table-cell office:value-type="float" office:value="189785.0">
            <text:p>189785.0</text:p>
          </table:table-cell>
          <table:table-cell office:value-type="string">
            <text:p>machine4</text:p>
          </table:table-cell>
          <table:table-cell office:value-type="float" office:value="205449.51370133006">
            <text:p>205449.5137013300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54</text:p>
          </table:table-cell>
          <table:table-cell office:value-type="float" office:value="167270.0">
            <text:p>167270.0</text:p>
          </table:table-cell>
          <table:table-cell office:value-type="float" office:value="167270.0">
            <text:p>167270.0</text:p>
          </table:table-cell>
          <table:table-cell office:value-type="string">
            <text:p>machine6</text:p>
          </table:table-cell>
          <table:table-cell office:value-type="float" office:value="197158.91542237252">
            <text:p>197158.9154223725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55</text:p>
          </table:table-cell>
          <table:table-cell office:value-type="float" office:value="95525.0">
            <text:p>95525.0</text:p>
          </table:table-cell>
          <table:table-cell office:value-type="float" office:value="95525.0">
            <text:p>95525.0</text:p>
          </table:table-cell>
          <table:table-cell office:value-type="string">
            <text:p>machine12</text:p>
          </table:table-cell>
          <table:table-cell office:value-type="float" office:value="135211.90981995314">
            <text:p>135211.9098199531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56</text:p>
          </table:table-cell>
          <table:table-cell office:value-type="float" office:value="34680.0">
            <text:p>34680.0</text:p>
          </table:table-cell>
          <table:table-cell office:value-type="float" office:value="34680.0">
            <text:p>34680.0</text:p>
          </table:table-cell>
          <table:table-cell office:value-type="string">
            <text:p>machine4</text:p>
          </table:table-cell>
          <table:table-cell office:value-type="float" office:value="67344.2919772345">
            <text:p>67344.291977234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57</text:p>
          </table:table-cell>
          <table:table-cell office:value-type="float" office:value="168275.0">
            <text:p>168275.0</text:p>
          </table:table-cell>
          <table:table-cell office:value-type="float" office:value="168275.0">
            <text:p>168275.0</text:p>
          </table:table-cell>
          <table:table-cell office:value-type="string">
            <text:p>machine12</text:p>
          </table:table-cell>
          <table:table-cell office:value-type="float" office:value="197105.85672929883">
            <text:p>197105.8567292988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58</text:p>
          </table:table-cell>
          <table:table-cell office:value-type="float" office:value="124630.0">
            <text:p>124630.0</text:p>
          </table:table-cell>
          <table:table-cell office:value-type="float" office:value="124630.0">
            <text:p>124630.0</text:p>
          </table:table-cell>
          <table:table-cell office:value-type="string">
            <text:p>machine10</text:p>
          </table:table-cell>
          <table:table-cell office:value-type="float" office:value="154723.49509328604">
            <text:p>154723.4950932860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59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>
            <text:p>machine9</text:p>
          </table:table-cell>
          <table:table-cell office:value-type="float" office:value="48922.15166438371">
            <text:p>48922.1516643837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60</text:p>
          </table:table-cell>
          <table:table-cell office:value-type="float" office:value="197160.0">
            <text:p>197160.0</text:p>
          </table:table-cell>
          <table:table-cell office:value-type="float" office:value="197160.0">
            <text:p>197160.0</text:p>
          </table:table-cell>
          <table:table-cell office:value-type="string">
            <text:p>machine6</text:p>
          </table:table-cell>
          <table:table-cell office:value-type="float" office:value="219480.1931649819">
            <text:p>219480.1931649819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61</text:p>
          </table:table-cell>
          <table:table-cell office:value-type="float" office:value="37525.0">
            <text:p>37525.0</text:p>
          </table:table-cell>
          <table:table-cell office:value-type="float" office:value="37525.0">
            <text:p>37525.0</text:p>
          </table:table-cell>
          <table:table-cell office:value-type="string">
            <text:p>machine15</text:p>
          </table:table-cell>
          <table:table-cell office:value-type="float" office:value="70039.21753155149">
            <text:p>70039.21753155149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62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>
            <text:p>machine14</text:p>
          </table:table-cell>
          <table:table-cell office:value-type="float" office:value="34508.190332132835">
            <text:p>34508.19033213283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63</text:p>
          </table:table-cell>
          <table:table-cell office:value-type="float" office:value="147535.0">
            <text:p>147535.0</text:p>
          </table:table-cell>
          <table:table-cell office:value-type="float" office:value="147535.0">
            <text:p>147535.0</text:p>
          </table:table-cell>
          <table:table-cell office:value-type="string">
            <text:p>machine9</text:p>
          </table:table-cell>
          <table:table-cell office:value-type="float" office:value="178881.2986946106">
            <text:p>178881.298694610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64</text:p>
          </table:table-cell>
          <table:table-cell office:value-type="float" office:value="98675.0">
            <text:p>98675.0</text:p>
          </table:table-cell>
          <table:table-cell office:value-type="float" office:value="98675.0">
            <text:p>98675.0</text:p>
          </table:table-cell>
          <table:table-cell office:value-type="string">
            <text:p>machine14</text:p>
          </table:table-cell>
          <table:table-cell office:value-type="float" office:value="125088.76647936262">
            <text:p>125088.7664793626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65</text:p>
          </table:table-cell>
          <table:table-cell office:value-type="float" office:value="124335.0">
            <text:p>124335.0</text:p>
          </table:table-cell>
          <table:table-cell office:value-type="float" office:value="124335.0">
            <text:p>124335.0</text:p>
          </table:table-cell>
          <table:table-cell office:value-type="string">
            <text:p>machine7</text:p>
          </table:table-cell>
          <table:table-cell office:value-type="float" office:value="155924.82882648706">
            <text:p>155924.8288264870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66</text:p>
          </table:table-cell>
          <table:table-cell office:value-type="float" office:value="125090.0">
            <text:p>125090.0</text:p>
          </table:table-cell>
          <table:table-cell office:value-type="float" office:value="125090.0">
            <text:p>125090.0</text:p>
          </table:table-cell>
          <table:table-cell office:value-type="string">
            <text:p>machine14</text:p>
          </table:table-cell>
          <table:table-cell office:value-type="float" office:value="148632.00167176517">
            <text:p>148632.0016717651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67</text:p>
          </table:table-cell>
          <table:table-cell office:value-type="float" office:value="48925.0">
            <text:p>48925.0</text:p>
          </table:table-cell>
          <table:table-cell office:value-type="float" office:value="48925.0">
            <text:p>48925.0</text:p>
          </table:table-cell>
          <table:table-cell office:value-type="string">
            <text:p>machine9</text:p>
          </table:table-cell>
          <table:table-cell office:value-type="float" office:value="93832.82350674272">
            <text:p>93832.8235067427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68</text:p>
          </table:table-cell>
          <table:table-cell office:value-type="float" office:value="189720.0">
            <text:p>189720.0</text:p>
          </table:table-cell>
          <table:table-cell office:value-type="float" office:value="189720.0">
            <text:p>189720.0</text:p>
          </table:table-cell>
          <table:table-cell office:value-type="string">
            <text:p>machine15</text:p>
          </table:table-cell>
          <table:table-cell office:value-type="float" office:value="205901.0054027516">
            <text:p>205901.005402751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69</text:p>
          </table:table-cell>
          <table:table-cell office:value-type="float" office:value="182590.0">
            <text:p>182590.0</text:p>
          </table:table-cell>
          <table:table-cell office:value-type="float" office:value="182590.0">
            <text:p>182590.0</text:p>
          </table:table-cell>
          <table:table-cell office:value-type="string">
            <text:p>machine7</text:p>
          </table:table-cell>
          <table:table-cell office:value-type="float" office:value="205238.94944429398">
            <text:p>205238.9494442939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70</text:p>
          </table:table-cell>
          <table:table-cell office:value-type="float" office:value="135290.0">
            <text:p>135290.0</text:p>
          </table:table-cell>
          <table:table-cell office:value-type="float" office:value="135290.0">
            <text:p>135290.0</text:p>
          </table:table-cell>
          <table:table-cell office:value-type="string">
            <text:p>machine1</text:p>
          </table:table-cell>
          <table:table-cell office:value-type="float" office:value="167617.86895055324">
            <text:p>167617.8689505532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71</text:p>
          </table:table-cell>
          <table:table-cell office:value-type="float" office:value="125145.0">
            <text:p>125145.0</text:p>
          </table:table-cell>
          <table:table-cell office:value-type="float" office:value="125145.0">
            <text:p>125145.0</text:p>
          </table:table-cell>
          <table:table-cell office:value-type="string">
            <text:p>machine8</text:p>
          </table:table-cell>
          <table:table-cell office:value-type="float" office:value="148315.2777704467">
            <text:p>148315.277770446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72</text:p>
          </table:table-cell>
          <table:table-cell office:value-type="float" office:value="68550.0">
            <text:p>68550.0</text:p>
          </table:table-cell>
          <table:table-cell office:value-type="float" office:value="68550.0">
            <text:p>68550.0</text:p>
          </table:table-cell>
          <table:table-cell office:value-type="string">
            <text:p>machine8</text:p>
          </table:table-cell>
          <table:table-cell office:value-type="float" office:value="98844.81725070787">
            <text:p>98844.8172507078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73</text:p>
          </table:table-cell>
          <table:table-cell office:value-type="float" office:value="97160.0">
            <text:p>97160.0</text:p>
          </table:table-cell>
          <table:table-cell office:value-type="float" office:value="97160.0">
            <text:p>97160.0</text:p>
          </table:table-cell>
          <table:table-cell office:value-type="string">
            <text:p>machine3</text:p>
          </table:table-cell>
          <table:table-cell office:value-type="float" office:value="135538.8363393396">
            <text:p>135538.836339339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74</text:p>
          </table:table-cell>
          <table:table-cell office:value-type="float" office:value="197110.0">
            <text:p>197110.0</text:p>
          </table:table-cell>
          <table:table-cell office:value-type="float" office:value="197110.0">
            <text:p>197110.0</text:p>
          </table:table-cell>
          <table:table-cell office:value-type="string">
            <text:p>machine12</text:p>
          </table:table-cell>
          <table:table-cell office:value-type="float" office:value="219440.47817088664">
            <text:p>219440.4781708866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75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>
            <text:p>machine5</text:p>
          </table:table-cell>
          <table:table-cell office:value-type="float" office:value="46765.37235558033">
            <text:p>46765.3723555803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76</text:p>
          </table:table-cell>
          <table:table-cell office:value-type="float" office:value="181890.0">
            <text:p>181890.0</text:p>
          </table:table-cell>
          <table:table-cell office:value-type="float" office:value="181890.0">
            <text:p>181890.0</text:p>
          </table:table-cell>
          <table:table-cell office:value-type="string">
            <text:p>machine2</text:p>
          </table:table-cell>
          <table:table-cell office:value-type="float" office:value="204891.0607689619">
            <text:p>204891.0607689619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77</text:p>
          </table:table-cell>
          <table:table-cell office:value-type="float" office:value="52925.0">
            <text:p>52925.0</text:p>
          </table:table-cell>
          <table:table-cell office:value-type="float" office:value="52925.0">
            <text:p>52925.0</text:p>
          </table:table-cell>
          <table:table-cell office:value-type="string">
            <text:p>machine3</text:p>
          </table:table-cell>
          <table:table-cell office:value-type="float" office:value="97159.30509865284">
            <text:p>97159.3050986528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78</text:p>
          </table:table-cell>
          <table:table-cell office:value-type="float" office:value="189460.0">
            <text:p>189460.0</text:p>
          </table:table-cell>
          <table:table-cell office:value-type="float" office:value="189460.0">
            <text:p>189460.0</text:p>
          </table:table-cell>
          <table:table-cell office:value-type="string">
            <text:p>machine14</text:p>
          </table:table-cell>
          <table:table-cell office:value-type="float" office:value="206281.72072257684">
            <text:p>206281.7207225768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79</text:p>
          </table:table-cell>
          <table:table-cell office:value-type="float" office:value="85430.0">
            <text:p>85430.0</text:p>
          </table:table-cell>
          <table:table-cell office:value-type="float" office:value="85430.0">
            <text:p>85430.0</text:p>
          </table:table-cell>
          <table:table-cell office:value-type="string">
            <text:p>machine2</text:p>
          </table:table-cell>
          <table:table-cell office:value-type="float" office:value="122813.06432962418">
            <text:p>122813.0643296241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8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>
            <text:p>machine1</text:p>
          </table:table-cell>
          <table:table-cell office:value-type="float" office:value="51946.265617497265">
            <text:p>51946.26561749726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81</text:p>
          </table:table-cell>
          <table:table-cell office:value-type="float" office:value="148325.0">
            <text:p>148325.0</text:p>
          </table:table-cell>
          <table:table-cell office:value-type="float" office:value="148325.0">
            <text:p>148325.0</text:p>
          </table:table-cell>
          <table:table-cell office:value-type="string">
            <text:p>machine15</text:p>
          </table:table-cell>
          <table:table-cell office:value-type="float" office:value="169838.3207667133">
            <text:p>169838.320766713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82</text:p>
          </table:table-cell>
          <table:table-cell office:value-type="float" office:value="43895.0">
            <text:p>43895.0</text:p>
          </table:table-cell>
          <table:table-cell office:value-type="float" office:value="43895.0">
            <text:p>43895.0</text:p>
          </table:table-cell>
          <table:table-cell office:value-type="string">
            <text:p>machine2</text:p>
          </table:table-cell>
          <table:table-cell office:value-type="float" office:value="85427.4719697237">
            <text:p>85427.471969723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83</text:p>
          </table:table-cell>
          <table:table-cell office:value-type="float" office:value="167620.0">
            <text:p>167620.0</text:p>
          </table:table-cell>
          <table:table-cell office:value-type="float" office:value="167620.0">
            <text:p>167620.0</text:p>
          </table:table-cell>
          <table:table-cell office:value-type="string">
            <text:p>machine1</text:p>
          </table:table-cell>
          <table:table-cell office:value-type="float" office:value="197290.5808006227">
            <text:p>197290.580800622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84</text:p>
          </table:table-cell>
          <table:table-cell office:value-type="float" office:value="87840.0">
            <text:p>87840.0</text:p>
          </table:table-cell>
          <table:table-cell office:value-type="float" office:value="87840.0">
            <text:p>87840.0</text:p>
          </table:table-cell>
          <table:table-cell office:value-type="string">
            <text:p>machine13</text:p>
          </table:table-cell>
          <table:table-cell office:value-type="float" office:value="124580.8586665988">
            <text:p>124580.858666598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85</text:p>
          </table:table-cell>
          <table:table-cell office:value-type="float" office:value="188905.0">
            <text:p>188905.0</text:p>
          </table:table-cell>
          <table:table-cell office:value-type="float" office:value="188905.0">
            <text:p>188905.0</text:p>
          </table:table-cell>
          <table:table-cell office:value-type="string">
            <text:p>machine11</text:p>
          </table:table-cell>
          <table:table-cell office:value-type="float" office:value="205810.0426185131">
            <text:p>205810.042618513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86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>
            <text:p>machine12</text:p>
          </table:table-cell>
          <table:table-cell office:value-type="float" office:value="50691.311492696404">
            <text:p>50691.31149269640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87</text:p>
          </table:table-cell>
          <table:table-cell office:value-type="float" office:value="197295.0">
            <text:p>197295.0</text:p>
          </table:table-cell>
          <table:table-cell office:value-type="float" office:value="197295.0">
            <text:p>197295.0</text:p>
          </table:table-cell>
          <table:table-cell office:value-type="string">
            <text:p>machine1</text:p>
          </table:table-cell>
          <table:table-cell office:value-type="float" office:value="219199.03530187905">
            <text:p>219199.0353018790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88</text:p>
          </table:table-cell>
          <table:table-cell office:value-type="float" office:value="169840.0">
            <text:p>169840.0</text:p>
          </table:table-cell>
          <table:table-cell office:value-type="float" office:value="169840.0">
            <text:p>169840.0</text:p>
          </table:table-cell>
          <table:table-cell office:value-type="string">
            <text:p>machine15</text:p>
          </table:table-cell>
          <table:table-cell office:value-type="float" office:value="189716.30583540254">
            <text:p>189716.3058354025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89</text:p>
          </table:table-cell>
          <table:table-cell office:value-type="float" office:value="169915.0">
            <text:p>169915.0</text:p>
          </table:table-cell>
          <table:table-cell office:value-type="float" office:value="169915.0">
            <text:p>169915.0</text:p>
          </table:table-cell>
          <table:table-cell office:value-type="string">
            <text:p>machine14</text:p>
          </table:table-cell>
          <table:table-cell office:value-type="float" office:value="189458.34464150926">
            <text:p>189458.3446415092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90</text:p>
          </table:table-cell>
          <table:table-cell office:value-type="float" office:value="154725.0">
            <text:p>154725.0</text:p>
          </table:table-cell>
          <table:table-cell office:value-type="float" office:value="154725.0">
            <text:p>154725.0</text:p>
          </table:table-cell>
          <table:table-cell office:value-type="string">
            <text:p>machine10</text:p>
          </table:table-cell>
          <table:table-cell office:value-type="float" office:value="181854.57457453012">
            <text:p>181854.5745745301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91</text:p>
          </table:table-cell>
          <table:table-cell office:value-type="float" office:value="68145.0">
            <text:p>68145.0</text:p>
          </table:table-cell>
          <table:table-cell office:value-type="float" office:value="68145.0">
            <text:p>68145.0</text:p>
          </table:table-cell>
          <table:table-cell office:value-type="string">
            <text:p>machine14</text:p>
          </table:table-cell>
          <table:table-cell office:value-type="float" office:value="98674.81868451057">
            <text:p>98674.8186845105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92</text:p>
          </table:table-cell>
          <table:table-cell office:value-type="float" office:value="98845.0">
            <text:p>98845.0</text:p>
          </table:table-cell>
          <table:table-cell office:value-type="float" office:value="98845.0">
            <text:p>98845.0</text:p>
          </table:table-cell>
          <table:table-cell office:value-type="string">
            <text:p>machine8</text:p>
          </table:table-cell>
          <table:table-cell office:value-type="float" office:value="125143.59894319721">
            <text:p>125143.5989431972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93</text:p>
          </table:table-cell>
          <table:table-cell office:value-type="float" office:value="135215.0">
            <text:p>135215.0</text:p>
          </table:table-cell>
          <table:table-cell office:value-type="float" office:value="135215.0">
            <text:p>135215.0</text:p>
          </table:table-cell>
          <table:table-cell office:value-type="string">
            <text:p>machine12</text:p>
          </table:table-cell>
          <table:table-cell office:value-type="float" office:value="168274.64555870742">
            <text:p>168274.6455587074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94</text:p>
          </table:table-cell>
          <table:table-cell office:value-type="float" office:value="35625.0">
            <text:p>35625.0</text:p>
          </table:table-cell>
          <table:table-cell office:value-type="float" office:value="35625.0">
            <text:p>35625.0</text:p>
          </table:table-cell>
          <table:table-cell office:value-type="string">
            <text:p>machine11</text:p>
          </table:table-cell>
          <table:table-cell office:value-type="float" office:value="68245.29574357945">
            <text:p>68245.2957435794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95</text:p>
          </table:table-cell>
          <table:table-cell office:value-type="float" office:value="93835.0">
            <text:p>93835.0</text:p>
          </table:table-cell>
          <table:table-cell office:value-type="float" office:value="205805.0">
            <text:p>205805.0</text:p>
          </table:table-cell>
          <table:table-cell office:value-type="string">
            <text:p>machine10</text:p>
          </table:table-cell>
          <table:table-cell office:value-type="float" office:value="241906.4203801751">
            <text:p>241906.420380175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task96</text:p>
          </table:table-cell>
          <table:table-cell office:value-type="float" office:value="148380.0">
            <text:p>148380.0</text:p>
          </table:table-cell>
          <table:table-cell office:value-type="float" office:value="148380.0">
            <text:p>148380.0</text:p>
          </table:table-cell>
          <table:table-cell office:value-type="string">
            <text:p>machine4</text:p>
          </table:table-cell>
          <table:table-cell office:value-type="float" office:value="169748.41728181942">
            <text:p>169748.4172818194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97</text:p>
          </table:table-cell>
          <table:table-cell office:value-type="float" office:value="93980.0">
            <text:p>93980.0</text:p>
          </table:table-cell>
          <table:table-cell office:value-type="float" office:value="93980.0">
            <text:p>93980.0</text:p>
          </table:table-cell>
          <table:table-cell office:value-type="string">
            <text:p>machine6</text:p>
          </table:table-cell>
          <table:table-cell office:value-type="float" office:value="134171.85569975525">
            <text:p>134171.8556997552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98</text:p>
          </table:table-cell>
          <table:table-cell office:value-type="float" office:value="96535.0">
            <text:p>96535.0</text:p>
          </table:table-cell>
          <table:table-cell office:value-type="float" office:value="96535.0">
            <text:p>96535.0</text:p>
          </table:table-cell>
          <table:table-cell office:value-type="string">
            <text:p>machine1</text:p>
          </table:table-cell>
          <table:table-cell office:value-type="float" office:value="135289.4199069962">
            <text:p>135289.419906996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99</text:p>
          </table:table-cell>
          <table:table-cell office:value-type="float" office:value="182120.0">
            <text:p>182120.0</text:p>
          </table:table-cell>
          <table:table-cell office:value-type="float" office:value="182120.0">
            <text:p>182120.0</text:p>
          </table:table-cell>
          <table:table-cell office:value-type="string">
            <text:p>machine13</text:p>
          </table:table-cell>
          <table:table-cell office:value-type="float" office:value="204952.34000951052">
            <text:p>204952.3400095105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100</text:p>
          </table:table-cell>
          <table:table-cell office:value-type="float" office:value="125105.0">
            <text:p>125105.0</text:p>
          </table:table-cell>
          <table:table-cell office:value-type="float" office:value="125105.0">
            <text:p>125105.0</text:p>
          </table:table-cell>
          <table:table-cell office:value-type="string">
            <text:p>machine11</text:p>
          </table:table-cell>
          <table:table-cell office:value-type="float" office:value="148609.55595812073">
            <text:p>148609.5559581207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101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>
            <text:p>machine6</text:p>
          </table:table-cell>
          <table:table-cell office:value-type="float" office:value="48731.32503230125">
            <text:p>48731.3250323012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102</text:p>
          </table:table-cell>
          <table:table-cell office:value-type="float" office:value="169880.0">
            <text:p>169880.0</text:p>
          </table:table-cell>
          <table:table-cell office:value-type="float" office:value="169880.0">
            <text:p>169880.0</text:p>
          </table:table-cell>
          <table:table-cell office:value-type="string">
            <text:p>machine8</text:p>
          </table:table-cell>
          <table:table-cell office:value-type="float" office:value="189627.37053202547">
            <text:p>189627.3705320254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103</text:p>
          </table:table-cell>
          <table:table-cell office:value-type="float" office:value="51950.0">
            <text:p>51950.0</text:p>
          </table:table-cell>
          <table:table-cell office:value-type="float" office:value="51950.0">
            <text:p>51950.0</text:p>
          </table:table-cell>
          <table:table-cell office:value-type="string">
            <text:p>machine1</text:p>
          </table:table-cell>
          <table:table-cell office:value-type="float" office:value="96533.76177959144">
            <text:p>96533.7617795914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104</text:p>
          </table:table-cell>
          <table:table-cell office:value-type="float" office:value="182460.0">
            <text:p>182460.0</text:p>
          </table:table-cell>
          <table:table-cell office:value-type="float" office:value="182460.0">
            <text:p>182460.0</text:p>
          </table:table-cell>
          <table:table-cell office:value-type="string">
            <text:p>machine5</text:p>
          </table:table-cell>
          <table:table-cell office:value-type="float" office:value="205141.93119764328">
            <text:p>205141.9311976432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sk105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>
            <text:p>machine10</text:p>
          </table:table-cell>
          <table:table-cell office:value-type="float" office:value="47551.35299742222">
            <text:p>47551.35299742222</text:p>
          </table:table-cell>
          <table:table-cell office:value-type="float" office:value="1">
            <text:p>1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9-29">09/29/2006</text:date>, <text:time>13:02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oolib-python-0.0.8</meta:generator>
    <dc:title/>
    <dc:description/>
    <dc:subject/>
    <meta:initial-creator>ooolib-python</meta:initial-creator>
    <meta:creation-date>2007-11-09T14:13:34</meta:creation-date>
    <dc:creator/>
    <dc:date>2007-11-09T14:13:34</dc:date>
    <dc:language>en-U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